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settings.xml" manifest:media-type="text/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graphics"/>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 5/settings.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e8e27" officeooo:paragraph-rsid="002eab26"/>
    </style:style>
    <style:style style:name="P4" style:family="paragraph" style:parent-style-name="Text_20_body">
      <style:text-properties officeooo:rsid="002e8e27" officeooo:paragraph-rsid="0041005d"/>
    </style:style>
    <style:style style:name="P5" style:family="paragraph" style:parent-style-name="Text_20_body">
      <style:text-properties officeooo:rsid="001763b8" officeooo:paragraph-rsid="001763b8"/>
    </style:style>
    <style:style style:name="P6" style:family="paragraph" style:parent-style-name="Text_20_body">
      <style:text-properties officeooo:rsid="00428319" officeooo:paragraph-rsid="00428319"/>
    </style:style>
    <style:style style:name="P7" style:family="paragraph" style:parent-style-name="Text_20_body">
      <style:text-properties officeooo:rsid="00484b9f" officeooo:paragraph-rsid="00484b9f"/>
    </style:style>
    <style:style style:name="P8" style:family="paragraph" style:parent-style-name="Text_20_body">
      <style:text-properties officeooo:rsid="004af774" officeooo:paragraph-rsid="004af774"/>
    </style:style>
    <style:style style:name="P9" style:family="paragraph" style:parent-style-name="Text_20_body">
      <style:text-properties officeooo:rsid="004bad91" officeooo:paragraph-rsid="004bad91"/>
    </style:style>
    <style:style style:name="P10" style:family="paragraph" style:parent-style-name="Text_20_body">
      <style:text-properties officeooo:rsid="004c7926" officeooo:paragraph-rsid="004c7926"/>
    </style:style>
    <style:style style:name="P11" style:family="paragraph" style:parent-style-name="Text_20_body">
      <style:text-properties officeooo:rsid="0050b8f8" officeooo:paragraph-rsid="0050b8f8"/>
    </style:style>
    <style:style style:name="P12" style:family="paragraph" style:parent-style-name="Text_20_body">
      <style:text-properties officeooo:rsid="0057044d" officeooo:paragraph-rsid="0057044d"/>
    </style:style>
    <style:style style:name="P13" style:family="paragraph" style:parent-style-name="Text_20_body">
      <style:text-properties officeooo:rsid="005a7540" officeooo:paragraph-rsid="005a7540"/>
    </style:style>
    <style:style style:name="P14" style:family="paragraph" style:parent-style-name="Text_20_body">
      <style:text-properties officeooo:rsid="005e1ded" officeooo:paragraph-rsid="005e1ded"/>
    </style:style>
    <style:style style:name="P15" style:family="paragraph" style:parent-style-name="Text_20_body">
      <style:text-properties officeooo:rsid="005ea02b" officeooo:paragraph-rsid="005ea02b"/>
    </style:style>
    <style:style style:name="P16" style:family="paragraph" style:parent-style-name="Text_20_body">
      <style:text-properties officeooo:paragraph-rsid="005f6780"/>
    </style:style>
    <style:style style:name="P17" style:family="paragraph" style:parent-style-name="Text_20_body">
      <style:text-properties officeooo:rsid="0067ae21" officeooo:paragraph-rsid="0067ae21"/>
    </style:style>
    <style:style style:name="P18" style:family="paragraph" style:parent-style-name="Text_20_body">
      <style:text-properties officeooo:rsid="00697e31" officeooo:paragraph-rsid="006cd9db"/>
    </style:style>
    <style:style style:name="P19" style:family="paragraph" style:parent-style-name="Text_20_body">
      <style:text-properties officeooo:rsid="006a7a4b" officeooo:paragraph-rsid="006c1c7b"/>
    </style:style>
    <style:style style:name="P20" style:family="paragraph" style:parent-style-name="Text_20_body">
      <style:text-properties officeooo:rsid="00712bae" officeooo:paragraph-rsid="00712bae"/>
    </style:style>
    <style:style style:name="P21" style:family="paragraph" style:parent-style-name="Text_20_body">
      <style:text-properties officeooo:rsid="00462958" officeooo:paragraph-rsid="00462958"/>
    </style:style>
    <style:style style:name="P22" style:family="paragraph" style:parent-style-name="Text_20_body">
      <style:text-properties officeooo:paragraph-rsid="007ce6e9"/>
    </style:style>
    <style:style style:name="P23" style:family="paragraph" style:parent-style-name="Text_20_body">
      <style:text-properties officeooo:rsid="007cf34c" officeooo:paragraph-rsid="007cf34c"/>
    </style:style>
    <style:style style:name="P24" style:family="paragraph" style:parent-style-name="Text_20_body">
      <style:text-properties officeooo:rsid="007f892a" officeooo:paragraph-rsid="007f892a"/>
    </style:style>
    <style:style style:name="P25" style:family="paragraph" style:parent-style-name="Text_20_body">
      <style:text-properties officeooo:rsid="009037df" officeooo:paragraph-rsid="009037df"/>
    </style:style>
    <style:style style:name="P26" style:family="paragraph" style:parent-style-name="Text_20_body">
      <style:text-properties officeooo:rsid="00921532" officeooo:paragraph-rsid="00921532"/>
    </style:style>
    <style:style style:name="P27" style:family="paragraph" style:parent-style-name="Text_20_body">
      <style:text-properties officeooo:rsid="00921532" officeooo:paragraph-rsid="0094692f"/>
    </style:style>
    <style:style style:name="P28" style:family="paragraph" style:parent-style-name="Text_20_body">
      <style:text-properties officeooo:rsid="009a68e6" officeooo:paragraph-rsid="009a68e6"/>
    </style:style>
    <style:style style:name="P29" style:family="paragraph" style:parent-style-name="Text_20_body">
      <style:text-properties officeooo:rsid="009eb577" officeooo:paragraph-rsid="009eb577"/>
    </style:style>
    <style:style style:name="P30" style:family="paragraph" style:parent-style-name="Text_20_body">
      <style:text-properties officeooo:paragraph-rsid="00ac6e54"/>
    </style:style>
    <style:style style:name="P31" style:family="paragraph" style:parent-style-name="Text_20_body">
      <style:text-properties officeooo:paragraph-rsid="00b2636c"/>
    </style:style>
    <style:style style:name="P32" style:family="paragraph" style:parent-style-name="Text_20_body">
      <style:text-properties officeooo:paragraph-rsid="00b424ee"/>
    </style:style>
    <style:style style:name="P33" style:family="paragraph" style:parent-style-name="Text_20_body">
      <style:text-properties officeooo:paragraph-rsid="00b7cd80"/>
    </style:style>
    <style:style style:name="P34" style:family="paragraph" style:parent-style-name="Text_20_body">
      <style:text-properties officeooo:rsid="00b846d9" officeooo:paragraph-rsid="00b846d9"/>
    </style:style>
    <style:style style:name="P35" style:family="paragraph" style:parent-style-name="Text_20_body">
      <style:text-properties officeooo:rsid="00b846d9" officeooo:paragraph-rsid="00b8c4df"/>
    </style:style>
    <style:style style:name="P36" style:family="paragraph" style:parent-style-name="Text_20_body">
      <style:text-properties officeooo:paragraph-rsid="0085c52a"/>
    </style:style>
    <style:style style:name="P37" style:family="paragraph" style:parent-style-name="Text_20_body">
      <style:text-properties officeooo:rsid="00ba8f8b" officeooo:paragraph-rsid="00ba8f8b"/>
    </style:style>
    <style:style style:name="P38" style:family="paragraph" style:parent-style-name="Text_20_body">
      <style:text-properties officeooo:rsid="00ba8f8b" officeooo:paragraph-rsid="00df5d39"/>
    </style:style>
    <style:style style:name="P39" style:family="paragraph" style:parent-style-name="Text_20_body">
      <style:text-properties officeooo:rsid="00c0a136" officeooo:paragraph-rsid="00c0a136"/>
    </style:style>
    <style:style style:name="P40" style:family="paragraph" style:parent-style-name="Text_20_body">
      <style:text-properties officeooo:rsid="00c0e5a5" officeooo:paragraph-rsid="00c0e5a5"/>
    </style:style>
    <style:style style:name="P41" style:family="paragraph" style:parent-style-name="Text_20_body">
      <style:text-properties officeooo:rsid="00c21a8c" officeooo:paragraph-rsid="00c21a8c"/>
    </style:style>
    <style:style style:name="P42" style:family="paragraph" style:parent-style-name="Text_20_body">
      <style:text-properties officeooo:rsid="00c31241" officeooo:paragraph-rsid="00c31241"/>
    </style:style>
    <style:style style:name="P43" style:family="paragraph" style:parent-style-name="Text_20_body">
      <style:text-properties officeooo:rsid="00c681b4" officeooo:paragraph-rsid="00c681b4"/>
    </style:style>
    <style:style style:name="P44" style:family="paragraph" style:parent-style-name="Text_20_body">
      <style:text-properties officeooo:rsid="00c8db08" officeooo:paragraph-rsid="00c8db08"/>
    </style:style>
    <style:style style:name="P45" style:family="paragraph" style:parent-style-name="Text_20_body">
      <style:text-properties officeooo:rsid="00cda072" officeooo:paragraph-rsid="00cda072"/>
    </style:style>
    <style:style style:name="P46" style:family="paragraph" style:parent-style-name="Text_20_body">
      <style:text-properties officeooo:paragraph-rsid="0087b914"/>
    </style:style>
    <style:style style:name="P47" style:family="paragraph" style:parent-style-name="Text_20_body">
      <style:text-properties officeooo:rsid="00d7ee6a" officeooo:paragraph-rsid="00d7ee6a"/>
    </style:style>
    <style:style style:name="P48" style:family="paragraph" style:parent-style-name="Text_20_body">
      <style:text-properties officeooo:rsid="00d83d80" officeooo:paragraph-rsid="00d83d80"/>
    </style:style>
    <style:style style:name="P49" style:family="paragraph" style:parent-style-name="Text_20_body">
      <style:text-properties officeooo:rsid="00db612b" officeooo:paragraph-rsid="00df5d39"/>
    </style:style>
    <style:style style:name="P50" style:family="paragraph" style:parent-style-name="Text_20_body">
      <style:text-properties officeooo:rsid="008496b5" officeooo:paragraph-rsid="008496b5"/>
    </style:style>
    <style:style style:name="P51" style:family="paragraph" style:parent-style-name="Text_20_body">
      <style:text-properties officeooo:rsid="00e0f66e" officeooo:paragraph-rsid="00e0f66e"/>
    </style:style>
    <style:style style:name="P52" style:family="paragraph" style:parent-style-name="Text_20_body">
      <style:text-properties officeooo:rsid="00e29cbe" officeooo:paragraph-rsid="00e29cbe"/>
    </style:style>
    <style:style style:name="P53" style:family="paragraph" style:parent-style-name="Text_20_body">
      <style:text-properties officeooo:rsid="00e4559a" officeooo:paragraph-rsid="00e4559a"/>
    </style:style>
    <style:style style:name="P54" style:family="paragraph" style:parent-style-name="Text_20_body">
      <style:text-properties officeooo:rsid="00eae889" officeooo:paragraph-rsid="00eae889"/>
    </style:style>
    <style:style style:name="P55" style:family="paragraph" style:parent-style-name="Text_20_body">
      <style:text-properties officeooo:rsid="00eb32ac" officeooo:paragraph-rsid="00eb32ac"/>
    </style:style>
    <style:style style:name="P56" style:family="paragraph" style:parent-style-name="Text_20_body">
      <style:text-properties officeooo:rsid="00f068db" officeooo:paragraph-rsid="00f068db"/>
    </style:style>
    <style:style style:name="P57" style:family="paragraph" style:parent-style-name="Text_20_body">
      <style:text-properties officeooo:rsid="00fd91e7" officeooo:paragraph-rsid="00fd91e7"/>
    </style:style>
    <style:style style:name="P58" style:family="paragraph" style:parent-style-name="Text_20_body">
      <style:text-properties officeooo:rsid="01000ed2" officeooo:paragraph-rsid="0102261c"/>
    </style:style>
    <style:style style:name="P59" style:family="paragraph" style:parent-style-name="Text_20_body">
      <style:text-properties officeooo:rsid="01033218" officeooo:paragraph-rsid="01076af0"/>
    </style:style>
    <style:style style:name="P60" style:family="paragraph" style:parent-style-name="Text_20_body">
      <style:text-properties officeooo:rsid="01073aac" officeooo:paragraph-rsid="01073aac"/>
    </style:style>
    <style:style style:name="P61" style:family="paragraph" style:parent-style-name="Text_20_body">
      <style:text-properties officeooo:paragraph-rsid="0109b948"/>
    </style:style>
    <style:style style:name="P62" style:family="paragraph" style:parent-style-name="Text_20_body">
      <style:text-properties officeooo:rsid="010ad646" officeooo:paragraph-rsid="010ad646"/>
    </style:style>
    <style:style style:name="P63" style:family="paragraph" style:parent-style-name="Text_20_body">
      <style:text-properties officeooo:rsid="0111484d" officeooo:paragraph-rsid="0111484d"/>
    </style:style>
    <style:style style:name="P64" style:family="paragraph" style:parent-style-name="Text_20_body">
      <style:text-properties officeooo:paragraph-rsid="0117ba66"/>
    </style:style>
    <style:style style:name="P65" style:family="paragraph" style:parent-style-name="Text_20_body">
      <style:text-properties officeooo:rsid="0119957b" officeooo:paragraph-rsid="0119957b"/>
    </style:style>
    <style:style style:name="P66" style:family="paragraph" style:parent-style-name="Text_20_body">
      <style:text-properties officeooo:rsid="010e2389" officeooo:paragraph-rsid="0118bc93"/>
    </style:style>
    <style:style style:name="P67" style:family="paragraph" style:parent-style-name="Text_20_body">
      <style:text-properties officeooo:rsid="00edc1fc" officeooo:paragraph-rsid="00edc1fc"/>
    </style:style>
    <style:style style:name="P68" style:family="paragraph" style:parent-style-name="Text_20_body">
      <style:text-properties officeooo:rsid="012be9a9" officeooo:paragraph-rsid="012be9a9"/>
    </style:style>
    <style:style style:name="P69" style:family="paragraph" style:parent-style-name="Text_20_body">
      <style:text-properties officeooo:rsid="0130161c" officeooo:paragraph-rsid="0130161c"/>
    </style:style>
    <style:style style:name="P70" style:family="paragraph" style:parent-style-name="Text_20_body">
      <style:text-properties officeooo:rsid="013320b1" officeooo:paragraph-rsid="013320b1"/>
    </style:style>
    <style:style style:name="P71" style:family="paragraph" style:parent-style-name="Text_20_body">
      <style:text-properties officeooo:rsid="014ac5f2" officeooo:paragraph-rsid="014ac5f2"/>
    </style:style>
    <style:style style:name="P72" style:family="paragraph" style:parent-style-name="Text_20_body">
      <style:text-properties officeooo:rsid="014db821" officeooo:paragraph-rsid="014db821"/>
    </style:style>
    <style:style style:name="P73" style:family="paragraph" style:parent-style-name="Text_20_body">
      <style:text-properties officeooo:paragraph-rsid="014db821"/>
    </style:style>
    <style:style style:name="P74" style:family="paragraph" style:parent-style-name="Text_20_body">
      <style:text-properties officeooo:paragraph-rsid="01623c81"/>
    </style:style>
    <style:style style:name="P75" style:family="paragraph" style:parent-style-name="Text_20_body">
      <style:text-properties officeooo:rsid="016786a0" officeooo:paragraph-rsid="017127b3"/>
    </style:style>
    <style:style style:name="P76" style:family="paragraph" style:parent-style-name="Text_20_body">
      <style:text-properties officeooo:rsid="016f5cc6" officeooo:paragraph-rsid="017127b3"/>
    </style:style>
    <style:style style:name="P77" style:family="paragraph" style:parent-style-name="Text_20_body">
      <style:text-properties officeooo:paragraph-rsid="017127b3"/>
    </style:style>
    <style:style style:name="P78" style:family="paragraph" style:parent-style-name="Text_20_body">
      <style:text-properties officeooo:rsid="0174d751" officeooo:paragraph-rsid="0174d751"/>
    </style:style>
    <style:style style:name="P79" style:family="paragraph" style:parent-style-name="Text_20_body">
      <style:text-properties officeooo:rsid="00a49a74" officeooo:paragraph-rsid="017fad72"/>
    </style:style>
    <style:style style:name="P80" style:family="paragraph" style:parent-style-name="Text_20_body">
      <style:text-properties officeooo:rsid="017fad72" officeooo:paragraph-rsid="017fad72"/>
    </style:style>
    <style:style style:name="P81"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2"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3"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8"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3"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officeooo:paragraph-rsid="01a14626" style:font-size-asian="10.5pt" style:font-size-complex="10.5pt"/>
    </style:style>
    <style:style style:name="P95" style:family="paragraph" style:parent-style-name="Text_20_body">
      <style:text-properties style:font-name="Ubuntu1" fo:font-size="10.5pt" officeooo:rsid="01a81194" officeooo:paragraph-rsid="01a81194" style:font-size-asian="10.5pt" style:font-size-complex="10.5pt"/>
    </style:style>
    <style:style style:name="P96" style:family="paragraph" style:parent-style-name="Text_20_body">
      <style:text-properties style:font-name="Ubuntu1" fo:font-size="10.5pt" officeooo:paragraph-rsid="01a9b8ba" style:font-size-asian="10.5pt" style:font-size-complex="10.5pt"/>
    </style:style>
    <style:style style:name="P97" style:family="paragraph" style:parent-style-name="Text_20_body">
      <style:text-properties style:font-name="Ubuntu1" fo:font-size="10.5pt" officeooo:rsid="01b0e448" officeooo:paragraph-rsid="01b0e448" style:font-size-asian="10.5pt" style:font-size-complex="10.5pt"/>
    </style:style>
    <style:style style:name="P98" style:family="paragraph" style:parent-style-name="Text_20_body">
      <style:text-properties officeooo:rsid="01be553f" officeooo:paragraph-rsid="01be553f"/>
    </style:style>
    <style:style style:name="P99" style:family="paragraph" style:parent-style-name="Text_20_body">
      <style:text-properties officeooo:rsid="01c28ece" officeooo:paragraph-rsid="01c28ece"/>
    </style:style>
    <style:style style:name="P100" style:family="paragraph" style:parent-style-name="Text_20_body">
      <style:text-properties officeooo:rsid="01c2e54a" officeooo:paragraph-rsid="01c2e54a"/>
    </style:style>
    <style:style style:name="P101" style:family="paragraph" style:parent-style-name="Text_20_body">
      <style:text-properties officeooo:rsid="01c86441" officeooo:paragraph-rsid="01c86441"/>
    </style:style>
    <style:style style:name="P102" style:family="paragraph" style:parent-style-name="Text_20_body">
      <style:text-properties officeooo:rsid="01c68e9a" officeooo:paragraph-rsid="01cd19af"/>
    </style:style>
    <style:style style:name="P103" style:family="paragraph" style:parent-style-name="Text_20_body">
      <style:text-properties officeooo:rsid="01b7e142" officeooo:paragraph-rsid="01bc29ea"/>
    </style:style>
    <style:style style:name="P104" style:family="paragraph" style:parent-style-name="Text_20_body">
      <style:text-properties officeooo:paragraph-rsid="01defd6e"/>
    </style:style>
    <style:style style:name="P105" style:family="paragraph" style:parent-style-name="Text_20_body">
      <style:text-properties officeooo:paragraph-rsid="01e0bff1"/>
    </style:style>
    <style:style style:name="P106" style:family="paragraph" style:parent-style-name="Text_20_body">
      <style:text-properties officeooo:rsid="01cd19af" officeooo:paragraph-rsid="01cd19af"/>
    </style:style>
    <style:style style:name="P107" style:family="paragraph" style:parent-style-name="Text_20_body">
      <style:text-properties officeooo:rsid="01e7ebea" officeooo:paragraph-rsid="01e7ebea"/>
    </style:style>
    <style:style style:name="P108" style:family="paragraph" style:parent-style-name="Text_20_body">
      <style:text-properties officeooo:rsid="01ea2c5c" officeooo:paragraph-rsid="01ea2c5c"/>
    </style:style>
    <style:style style:name="P109" style:family="paragraph" style:parent-style-name="Text_20_body">
      <style:text-properties officeooo:rsid="01c4e38e" officeooo:paragraph-rsid="01cd19af"/>
    </style:style>
    <style:style style:name="P110" style:family="paragraph" style:parent-style-name="Text_20_body">
      <style:text-properties officeooo:rsid="00282d22" officeooo:paragraph-rsid="00282d22"/>
    </style:style>
    <style:style style:name="P111" style:family="paragraph" style:parent-style-name="Text_20_body">
      <style:text-properties officeooo:paragraph-rsid="01f04ae9"/>
    </style:style>
    <style:style style:name="P112" style:family="paragraph" style:parent-style-name="Text_20_body">
      <style:text-properties officeooo:rsid="01f11530" officeooo:paragraph-rsid="01f11530"/>
    </style:style>
    <style:style style:name="P113" style:family="paragraph" style:parent-style-name="Text_20_body">
      <style:text-properties officeooo:rsid="013d4393" officeooo:paragraph-rsid="013d4393"/>
    </style:style>
    <style:style style:name="P114" style:family="paragraph" style:parent-style-name="Text_20_body">
      <style:text-properties officeooo:rsid="01f21731" officeooo:paragraph-rsid="01f21731"/>
    </style:style>
    <style:style style:name="P115" style:family="paragraph" style:parent-style-name="Text_20_body">
      <style:text-properties officeooo:rsid="01c2f81c" officeooo:paragraph-rsid="01c2f81c"/>
    </style:style>
    <style:style style:name="P116" style:family="paragraph" style:parent-style-name="Text_20_body">
      <style:text-properties officeooo:rsid="01fcf802" officeooo:paragraph-rsid="01fcf802"/>
    </style:style>
    <style:style style:name="P117" style:family="paragraph" style:parent-style-name="Text_20_body">
      <style:text-properties officeooo:rsid="01ff4164" officeooo:paragraph-rsid="01ff4164"/>
    </style:style>
    <style:style style:name="P118" style:family="paragraph" style:parent-style-name="Text_20_body">
      <style:text-properties officeooo:rsid="01c878da" officeooo:paragraph-rsid="01c878da"/>
    </style:style>
    <style:style style:name="P119" style:family="paragraph" style:parent-style-name="Text_20_body">
      <style:text-properties officeooo:rsid="02053751" officeooo:paragraph-rsid="02053751"/>
    </style:style>
    <style:style style:name="P120" style:family="paragraph" style:parent-style-name="Text_20_body">
      <style:text-properties officeooo:rsid="0208cd7d" officeooo:paragraph-rsid="0208cd7d"/>
    </style:style>
    <style:style style:name="P121" style:family="paragraph" style:parent-style-name="Text_20_body">
      <style:text-properties officeooo:rsid="020ded9f" officeooo:paragraph-rsid="020ded9f"/>
    </style:style>
    <style:style style:name="P122" style:family="paragraph" style:parent-style-name="Text_20_body">
      <style:text-properties officeooo:rsid="020f32b0" officeooo:paragraph-rsid="020f32b0"/>
    </style:style>
    <style:style style:name="P123" style:family="paragraph" style:parent-style-name="Text_20_body">
      <style:text-properties officeooo:rsid="020fbef6" officeooo:paragraph-rsid="02124a71"/>
    </style:style>
    <style:style style:name="P124" style:family="paragraph" style:parent-style-name="Text_20_body">
      <style:text-properties officeooo:rsid="0210a24d" officeooo:paragraph-rsid="0210a24d"/>
    </style:style>
    <style:style style:name="P125" style:family="paragraph" style:parent-style-name="Text_20_body">
      <style:paragraph-properties fo:margin-top="0in" fo:margin-bottom="0.1in" style:contextual-spacing="false"/>
      <style:text-properties officeooo:paragraph-rsid="00098e10"/>
    </style:style>
    <style:style style:name="P126" style:family="paragraph" style:parent-style-name="Text_20_body">
      <style:paragraph-properties fo:margin-top="0in" fo:margin-bottom="0.1in" style:contextual-spacing="false"/>
      <style:text-properties officeooo:rsid="00098e10" officeooo:paragraph-rsid="00098e10"/>
    </style:style>
    <style:style style:name="P127" style:family="paragraph" style:parent-style-name="Text_20_body">
      <style:paragraph-properties fo:margin-top="0in" fo:margin-bottom="0.1in" style:contextual-spacing="false"/>
      <style:text-properties officeooo:rsid="000c8487" officeooo:paragraph-rsid="000c8487"/>
    </style:style>
    <style:style style:name="P128" style:family="paragraph" style:parent-style-name="Text_20_body">
      <style:paragraph-properties fo:margin-top="0in" fo:margin-bottom="0.1in" style:contextual-spacing="false"/>
      <style:text-properties officeooo:rsid="0001bea9" officeooo:paragraph-rsid="0006bce4"/>
    </style:style>
    <style:style style:name="P129" style:family="paragraph" style:parent-style-name="Text_20_body">
      <style:paragraph-properties fo:margin-top="0in" fo:margin-bottom="0.1in" style:contextual-spacing="false"/>
      <style:text-properties officeooo:rsid="0001bea9" officeooo:paragraph-rsid="00078e81"/>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5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6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6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6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6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6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6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6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6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daf98" style:font-name-asian="WenQuanYi Micro Hei Mono1" style:font-size-asian="9pt" style:font-style-asian="italic" style:font-weight-asian="normal" style:font-size-complex="9pt" style:font-style-complex="italic"/>
    </style:style>
    <style:style style:name="P16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f4164" style:font-name-asian="WenQuanYi Micro Hei Mono1" style:font-size-asian="9pt" style:font-style-asian="italic" style:font-weight-asian="normal" style:font-size-complex="9pt" style:font-style-complex="italic"/>
    </style:style>
    <style:style style:name="P169" style:family="paragraph" style:parent-style-name="Text_20_body">
      <style:paragraph-properties fo:padding="0.0201in" fo:border="0.06pt solid #999999" style:shadow="none"/>
      <style:text-properties officeooo:rsid="00ac6e54" officeooo:paragraph-rsid="00ac6e54"/>
    </style:style>
    <style:style style:name="P170"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71" style:family="paragraph" style:parent-style-name="Preformatted_20_Text">
      <style:text-properties officeooo:rsid="00484b9f"/>
    </style:style>
    <style:style style:name="P172" style:family="paragraph" style:parent-style-name="Preformatted_20_Text">
      <style:paragraph-properties fo:margin-top="0in" fo:margin-bottom="0.1965in" style:contextual-spacing="false"/>
    </style:style>
    <style:style style:name="P173" style:family="paragraph" style:parent-style-name="Table_20_Contents">
      <style:text-properties officeooo:rsid="013705c3" officeooo:paragraph-rsid="013705c3"/>
    </style:style>
    <style:style style:name="P174" style:family="paragraph" style:parent-style-name="Table_20_Contents">
      <style:paragraph-properties fo:text-align="center" style:justify-single-word="false"/>
      <style:text-properties officeooo:rsid="013705c3" officeooo:paragraph-rsid="013705c3"/>
    </style:style>
    <style:style style:name="P175" style:family="paragraph" style:parent-style-name="Table_20_Contents">
      <style:paragraph-properties fo:text-align="center" style:justify-single-word="false"/>
    </style:style>
    <style:style style:name="P176" style:family="paragraph" style:parent-style-name="Table_20_Contents">
      <style:text-properties officeooo:rsid="01378594" officeooo:paragraph-rsid="01378594"/>
    </style:style>
    <style:style style:name="P177" style:family="paragraph" style:parent-style-name="Table_20_Contents">
      <style:text-properties officeooo:rsid="01397d2a" officeooo:paragraph-rsid="01397d2a"/>
    </style:style>
    <style:style style:name="P178" style:family="paragraph" style:parent-style-name="Table_20_Contents">
      <style:paragraph-properties fo:text-align="center" style:justify-single-word="false"/>
      <style:text-properties officeooo:rsid="014db821" officeooo:paragraph-rsid="014db821"/>
    </style:style>
    <style:style style:name="P179" style:family="paragraph" style:parent-style-name="Table_20_Contents">
      <style:paragraph-properties fo:text-align="start" style:justify-single-word="false"/>
      <style:text-properties officeooo:rsid="014db821" officeooo:paragraph-rsid="014db821"/>
    </style:style>
    <style:style style:name="P180" style:family="paragraph" style:parent-style-name="Table_20_Contents">
      <style:paragraph-properties fo:text-align="center" style:justify-single-word="false"/>
      <style:text-properties officeooo:rsid="014f8e67" officeooo:paragraph-rsid="014f8e67"/>
    </style:style>
    <style:style style:name="P181" style:family="paragraph" style:parent-style-name="Table_20_Contents">
      <style:paragraph-properties fo:text-align="center" style:justify-single-word="false"/>
      <style:text-properties officeooo:rsid="01518eea" officeooo:paragraph-rsid="01518eea"/>
    </style:style>
    <style:style style:name="P182" style:family="paragraph" style:parent-style-name="Table_20_Contents">
      <style:paragraph-properties fo:text-align="center" style:justify-single-word="false"/>
      <style:text-properties officeooo:rsid="0151f010" officeooo:paragraph-rsid="0151f010"/>
    </style:style>
    <style:style style:name="P183" style:family="paragraph" style:parent-style-name="Table_20_Contents">
      <style:paragraph-properties fo:text-align="center" style:justify-single-word="false"/>
      <style:text-properties officeooo:rsid="01538bd4" officeooo:paragraph-rsid="01538bd4"/>
    </style:style>
    <style:style style:name="P184" style:family="paragraph" style:parent-style-name="Table_20_Contents">
      <style:paragraph-properties fo:text-align="start" style:justify-single-word="false"/>
      <style:text-properties officeooo:rsid="01538bd4" officeooo:paragraph-rsid="01538bd4"/>
    </style:style>
    <style:style style:name="P185" style:family="paragraph" style:parent-style-name="Table_20_Contents">
      <style:paragraph-properties fo:text-align="center" style:justify-single-word="false"/>
      <style:text-properties officeooo:rsid="0154185a" officeooo:paragraph-rsid="0154185a"/>
    </style:style>
    <style:style style:name="P186" style:family="paragraph" style:parent-style-name="Table_20_Contents">
      <style:paragraph-properties fo:text-align="center" style:justify-single-word="false"/>
      <style:text-properties officeooo:rsid="01554080" officeooo:paragraph-rsid="01554080"/>
    </style:style>
    <style:style style:name="P187" style:family="paragraph" style:parent-style-name="Table_20_Contents">
      <style:paragraph-properties fo:text-align="start" style:justify-single-word="false"/>
      <style:text-properties officeooo:rsid="0156486e" officeooo:paragraph-rsid="0156486e"/>
    </style:style>
    <style:style style:name="P188" style:family="paragraph" style:parent-style-name="Table_20_Contents">
      <style:paragraph-properties fo:text-align="center" style:justify-single-word="false"/>
      <style:text-properties officeooo:rsid="0156486e" officeooo:paragraph-rsid="0156486e"/>
    </style:style>
    <style:style style:name="P189"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190"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191"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192"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193"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P194"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7283in" style:type="right" style:leader-style="dotted" style:leader-text="."/>
        </style:tab-stops>
      </style:paragraph-properties>
    </style:style>
    <style:style style:name="P197" style:family="paragraph" style:parent-style-name="Contents_20_3">
      <style:paragraph-properties>
        <style:tab-stops>
          <style:tab-stop style:position="6.5319in" style:type="right" style:leader-style="dotted" style:leader-text="."/>
        </style:tab-stops>
      </style:paragraph-properties>
    </style:style>
    <style:style style:name="P198" style:family="paragraph" style:parent-style-name="Text_20_body" style:list-style-name="L1">
      <style:text-properties officeooo:rsid="00c0c020" officeooo:paragraph-rsid="00c0c020"/>
    </style:style>
    <style:style style:name="P199" style:family="paragraph" style:parent-style-name="Text_20_body" style:list-style-name="L1">
      <style:text-properties officeooo:rsid="00c0e5a5" officeooo:paragraph-rsid="00c0e5a5"/>
    </style:style>
    <style:style style:name="P200" style:family="paragraph" style:parent-style-name="Text_20_body" style:list-style-name="L2">
      <style:text-properties officeooo:rsid="00c21a8c" officeooo:paragraph-rsid="00c21a8c"/>
    </style:style>
    <style:style style:name="P201" style:family="paragraph" style:parent-style-name="Text_20_body">
      <style:text-properties officeooo:rsid="0210a24d" officeooo:paragraph-rsid="02124a71"/>
    </style:style>
    <style:style style:name="P202" style:family="paragraph" style:parent-style-name="Text_20_body">
      <style:text-properties officeooo:rsid="02028662" officeooo:paragraph-rsid="02028662"/>
    </style:style>
    <style:style style:name="P203" style:family="paragraph" style:parent-style-name="Text_20_body">
      <style:text-properties officeooo:rsid="0213776b" officeooo:paragraph-rsid="0213776b"/>
    </style:style>
    <style:style style:name="P204" style:family="paragraph" style:parent-style-name="Text_20_body">
      <style:text-properties officeooo:rsid="0217c1ce" officeooo:paragraph-rsid="0217c1ce"/>
    </style:style>
    <style:style style:name="P205" style:family="paragraph" style:parent-style-name="Text_20_body">
      <style:text-properties officeooo:rsid="02182213" officeooo:paragraph-rsid="02182213"/>
    </style:style>
    <style:style style:name="P206" style:family="paragraph" style:parent-style-name="Text_20_body">
      <style:text-properties officeooo:rsid="01c4e38e" officeooo:paragraph-rsid="01cd19af"/>
    </style:style>
    <style:style style:name="P207" style:family="paragraph" style:parent-style-name="Text_20_body">
      <style:text-properties officeooo:rsid="021aa4c5" officeooo:paragraph-rsid="021aa4c5"/>
    </style:style>
    <style:style style:name="P208" style:family="paragraph" style:parent-style-name="Text_20_body" style:master-page-name="">
      <style:paragraph-properties style:page-number="auto"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209" style:family="paragraph" style:parent-style-name="Text_20_body">
      <style:paragraph-properties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210" style:family="paragraph" style:parent-style-name="Text_20_body">
      <style:paragraph-properties fo:padding="0.0201in" fo:border="0.06pt solid #999999" style:shadow="none"/>
      <style:text-properties style:font-name="Consolas" fo:font-size="9pt" fo:font-style="italic" fo:font-weight="normal" officeooo:rsid="0067ae21" officeooo:paragraph-rsid="02182213" style:font-name-asian="WenQuanYi Micro Hei Mono1" style:font-size-asian="9pt" style:font-style-asian="italic" style:font-weight-asian="normal" style:font-size-complex="9pt" style:font-style-complex="italic"/>
    </style:style>
    <style:style style:name="P211" style:family="paragraph" style:parent-style-name="Heading_20_1">
      <style:text-properties officeooo:paragraph-rsid="002ec831"/>
    </style:style>
    <style:style style:name="P212" style:family="paragraph" style:parent-style-name="Heading_20_3">
      <style:text-properties officeooo:paragraph-rsid="01998e73"/>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style:font-name="Consolas" fo:font-size="9pt" fo:font-style="italic" fo:font-weight="normal" officeooo:rsid="0218e65e" style:font-name-asian="WenQuanYi Micro Hei Mono1" style:font-size-asian="9pt" style:font-style-asian="italic" style:font-weight-asian="normal" style:font-size-complex="9pt" style:font-style-complex="italic"/>
    </style:style>
    <style:style style:name="T41" style:family="text">
      <style:text-properties officeooo:rsid="009707f2"/>
    </style:style>
    <style:style style:name="T42" style:family="text">
      <style:text-properties officeooo:rsid="009c2878"/>
    </style:style>
    <style:style style:name="T43" style:family="text">
      <style:text-properties officeooo:rsid="00a6469d"/>
    </style:style>
    <style:style style:name="T44" style:family="text">
      <style:text-properties officeooo:rsid="00ac6e54"/>
    </style:style>
    <style:style style:name="T45" style:family="text">
      <style:text-properties officeooo:rsid="00b1cec0"/>
    </style:style>
    <style:style style:name="T46" style:family="text">
      <style:text-properties officeooo:rsid="00b2636c"/>
    </style:style>
    <style:style style:name="T47" style:family="text">
      <style:text-properties officeooo:rsid="00b424ee"/>
    </style:style>
    <style:style style:name="T48" style:family="text">
      <style:text-properties officeooo:rsid="00b60431"/>
    </style:style>
    <style:style style:name="T49" style:family="text">
      <style:text-properties officeooo:rsid="00b8c4df"/>
    </style:style>
    <style:style style:name="T50" style:family="text">
      <style:text-properties officeooo:rsid="00bb23e0"/>
    </style:style>
    <style:style style:name="T51" style:family="text">
      <style:text-properties officeooo:rsid="00bbd505"/>
    </style:style>
    <style:style style:name="T52" style:family="text">
      <style:text-properties officeooo:rsid="00c0c020"/>
    </style:style>
    <style:style style:name="T53" style:family="text">
      <style:text-properties officeooo:rsid="00c1e32f"/>
    </style:style>
    <style:style style:name="T54" style:family="text">
      <style:text-properties officeooo:rsid="00c22b3f"/>
    </style:style>
    <style:style style:name="T55" style:family="text">
      <style:text-properties officeooo:rsid="00c47553"/>
    </style:style>
    <style:style style:name="T56" style:family="text">
      <style:text-properties officeooo:rsid="00c56f86"/>
    </style:style>
    <style:style style:name="T57" style:family="text">
      <style:text-properties officeooo:rsid="00c756d8"/>
    </style:style>
    <style:style style:name="T58" style:family="text">
      <style:text-properties officeooo:rsid="00c94cad"/>
    </style:style>
    <style:style style:name="T59" style:family="text">
      <style:text-properties officeooo:rsid="00ca1206"/>
    </style:style>
    <style:style style:name="T60" style:family="text">
      <style:text-properties officeooo:rsid="00d37e78"/>
    </style:style>
    <style:style style:name="T61" style:family="text">
      <style:text-properties officeooo:rsid="00d4b3ca"/>
    </style:style>
    <style:style style:name="T62" style:family="text">
      <style:text-properties officeooo:rsid="00db78c2"/>
    </style:style>
    <style:style style:name="T63" style:family="text">
      <style:text-properties officeooo:rsid="00dd3af2"/>
    </style:style>
    <style:style style:name="T64" style:family="text">
      <style:text-properties officeooo:rsid="00df5d39"/>
    </style:style>
    <style:style style:name="T65" style:family="text">
      <style:text-properties officeooo:rsid="00df60df"/>
    </style:style>
    <style:style style:name="T66" style:family="text">
      <style:text-properties officeooo:rsid="00dffb6f"/>
    </style:style>
    <style:style style:name="T67" style:family="text">
      <style:text-properties officeooo:rsid="00ea1d07"/>
    </style:style>
    <style:style style:name="T68" style:family="text">
      <style:text-properties officeooo:rsid="00ed211f"/>
    </style:style>
    <style:style style:name="T69" style:family="text">
      <style:text-properties officeooo:rsid="00ef5f7c"/>
    </style:style>
    <style:style style:name="T70" style:family="text">
      <style:text-properties officeooo:rsid="00f06405"/>
    </style:style>
    <style:style style:name="T71" style:family="text">
      <style:text-properties officeooo:rsid="00f0ea8f"/>
    </style:style>
    <style:style style:name="T72" style:family="text">
      <style:text-properties officeooo:rsid="00f29f7c"/>
    </style:style>
    <style:style style:name="T73" style:family="text">
      <style:text-properties officeooo:rsid="00f6dd72"/>
    </style:style>
    <style:style style:name="T74" style:family="text">
      <style:text-properties officeooo:rsid="00fc87f1"/>
    </style:style>
    <style:style style:name="T75" style:family="text">
      <style:text-properties officeooo:rsid="01007e78"/>
    </style:style>
    <style:style style:name="T76" style:family="text">
      <style:text-properties officeooo:rsid="0101b0de"/>
    </style:style>
    <style:style style:name="T77" style:family="text">
      <style:text-properties officeooo:rsid="0102261c"/>
    </style:style>
    <style:style style:name="T78" style:family="text">
      <style:text-properties officeooo:rsid="0104d2b8"/>
    </style:style>
    <style:style style:name="T79" style:family="text">
      <style:text-properties officeooo:rsid="010beec3"/>
    </style:style>
    <style:style style:name="T80" style:family="text">
      <style:text-properties officeooo:rsid="010e2389"/>
    </style:style>
    <style:style style:name="T81" style:family="text">
      <style:text-properties officeooo:rsid="01139ed3"/>
    </style:style>
    <style:style style:name="T82" style:family="text">
      <style:text-properties officeooo:rsid="0119efc2"/>
    </style:style>
    <style:style style:name="T83" style:family="text">
      <style:text-properties officeooo:rsid="011a53d2"/>
    </style:style>
    <style:style style:name="T84" style:family="text">
      <style:text-properties officeooo:rsid="011bbaa9"/>
    </style:style>
    <style:style style:name="T85" style:family="text">
      <style:text-properties officeooo:rsid="011c7e25"/>
    </style:style>
    <style:style style:name="T86" style:family="text">
      <style:text-properties officeooo:rsid="012055b1"/>
    </style:style>
    <style:style style:name="T87" style:family="text">
      <style:text-properties officeooo:rsid="012627ff"/>
    </style:style>
    <style:style style:name="T88" style:family="text">
      <style:text-properties officeooo:rsid="0129dd61"/>
    </style:style>
    <style:style style:name="T89" style:family="text">
      <style:text-properties officeooo:rsid="012d27db"/>
    </style:style>
    <style:style style:name="T90" style:family="text">
      <style:text-properties officeooo:rsid="01320e8b"/>
    </style:style>
    <style:style style:name="T91" style:family="text">
      <style:text-properties officeooo:rsid="013320b1"/>
    </style:style>
    <style:style style:name="T92" style:family="text">
      <style:text-properties officeooo:rsid="01355ed4"/>
    </style:style>
    <style:style style:name="T93" style:family="text">
      <style:text-properties officeooo:rsid="013d05bd"/>
    </style:style>
    <style:style style:name="T94" style:family="text">
      <style:text-properties officeooo:rsid="014c2ffb"/>
    </style:style>
    <style:style style:name="T95" style:family="text">
      <style:text-properties officeooo:rsid="014f8e67"/>
    </style:style>
    <style:style style:name="T96" style:family="text">
      <style:text-properties officeooo:rsid="01518eea"/>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d19af"/>
    </style:style>
    <style:style style:name="T151" style:family="text">
      <style:text-properties officeooo:rsid="01d41dd5"/>
    </style:style>
    <style:style style:name="T152" style:family="text">
      <style:text-properties fo:font-weight="normal" style:font-weight-asian="normal" style:font-weight-complex="normal"/>
    </style:style>
    <style:style style:name="T153" style:family="text">
      <style:text-properties fo:font-weight="normal" officeooo:rsid="01dd5a08" style:font-weight-asian="normal" style:font-weight-complex="normal"/>
    </style:style>
    <style:style style:name="T154" style:family="text">
      <style:text-properties fo:font-weight="normal" officeooo:rsid="00fc87f1" style:font-weight-asian="normal" style:font-weight-complex="normal"/>
    </style:style>
    <style:style style:name="T155" style:family="text">
      <style:text-properties fo:font-weight="normal" officeooo:rsid="01defd6e" style:font-weight-asian="normal" style:font-weight-complex="normal"/>
    </style:style>
    <style:style style:name="T156" style:family="text">
      <style:text-properties fo:font-weight="normal" officeooo:rsid="01e0bff1" style:font-weight-asian="normal" style:font-weight-complex="normal"/>
    </style:style>
    <style:style style:name="T157" style:family="text">
      <style:text-properties officeooo:rsid="01e2b6f1"/>
    </style:style>
    <style:style style:name="T158" style:family="text">
      <style:text-properties officeooo:rsid="01e3e8be"/>
    </style:style>
    <style:style style:name="T159" style:family="text">
      <style:text-properties officeooo:rsid="01e6d63f"/>
    </style:style>
    <style:style style:name="T160" style:family="text">
      <style:text-properties officeooo:rsid="01e732cf"/>
    </style:style>
    <style:style style:name="T161" style:family="text">
      <style:text-properties officeooo:rsid="01e7ae16"/>
    </style:style>
    <style:style style:name="T162" style:family="text">
      <style:text-properties officeooo:rsid="01e8c90c"/>
    </style:style>
    <style:style style:name="T163" style:family="text">
      <style:text-properties officeooo:rsid="01eb3587"/>
    </style:style>
    <style:style style:name="T164" style:family="text">
      <style:text-properties officeooo:rsid="01ebc9e5"/>
    </style:style>
    <style:style style:name="T165" style:family="text">
      <style:text-properties officeooo:rsid="01ecca05"/>
    </style:style>
    <style:style style:name="T166" style:family="text">
      <style:text-properties officeooo:rsid="01f04ae9"/>
    </style:style>
    <style:style style:name="T167" style:family="text">
      <style:text-properties officeooo:rsid="01f11530"/>
    </style:style>
    <style:style style:name="T168" style:family="text">
      <style:text-properties officeooo:rsid="01f3c8c1"/>
    </style:style>
    <style:style style:name="T169" style:family="text">
      <style:text-properties officeooo:rsid="01f828eb"/>
    </style:style>
    <style:style style:name="T170" style:family="text">
      <style:text-properties officeooo:rsid="01f9be8b"/>
    </style:style>
    <style:style style:name="T171" style:family="text">
      <style:text-properties officeooo:rsid="01fcf802"/>
    </style:style>
    <style:style style:name="T172" style:family="text">
      <style:text-properties officeooo:rsid="01fdaf98"/>
    </style:style>
    <style:style style:name="T173" style:family="text">
      <style:text-properties officeooo:rsid="01fe128a"/>
    </style:style>
    <style:style style:name="T174" style:family="text">
      <style:text-properties officeooo:rsid="01ffa6a6"/>
    </style:style>
    <style:style style:name="T175" style:family="text">
      <style:text-properties officeooo:rsid="0200ca5b"/>
    </style:style>
    <style:style style:name="T176" style:family="text">
      <style:text-properties officeooo:rsid="02028d0f"/>
    </style:style>
    <style:style style:name="T177" style:family="text">
      <style:text-properties officeooo:rsid="0204499a"/>
    </style:style>
    <style:style style:name="T178" style:family="text">
      <style:text-properties officeooo:rsid="020a7a2d"/>
    </style:style>
    <style:style style:name="T179" style:family="text">
      <style:text-properties officeooo:rsid="020bbc43"/>
    </style:style>
    <style:style style:name="T180" style:family="text">
      <style:text-properties officeooo:rsid="020f32b0"/>
    </style:style>
    <style:style style:name="T181" style:family="text">
      <style:text-properties officeooo:rsid="020fbef6"/>
    </style:style>
    <style:style style:name="T182" style:family="text">
      <style:text-properties officeooo:rsid="0210a24d"/>
    </style:style>
    <style:style style:name="T183" style:family="text">
      <style:text-properties officeooo:rsid="0213776b"/>
    </style:style>
    <style:style style:name="T184" style:family="text">
      <style:text-properties officeooo:rsid="021683f8"/>
    </style:style>
    <style:style style:name="T185" style:family="text">
      <style:text-properties officeooo:rsid="0218e65e"/>
    </style:style>
    <style:style style:name="T186" style:family="text">
      <style:text-properties officeooo:rsid="021991fd"/>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28">我把毕业设计所做的程序命名为wdl。本文将详细解释wdl的工作原理，包括工作流程、多线程控制、任务管理等。</text:p>
      <text:p text:style-name="P128">wdl由我本人单独设计和实现，对wdl本身或者本文档有任何疑问或建议，你都可以联系我 <text:a xlink:type="simple" xlink:href="mailto:wiiiky@yeah.net"><text:span text:style-name="T3">Wiky L</text:span></text:a>。</text:p>
      <text:p text:style-name="P129">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95"><text:a xlink:type="simple" xlink:href="#__RefHeading__227_1157848091" text:style-name="Index_20_Link" text:visited-style-name="Index_20_Link">摘要<text:tab/>1</text:a></text:p>
          <text:p text:style-name="P195"><text:a xlink:type="simple" xlink:href="#__RefHeading__117_1157848091" text:style-name="Index_20_Link" text:visited-style-name="Index_20_Link">1. 介绍<text:tab/>2</text:a></text:p>
          <text:p text:style-name="P196"><text:a xlink:type="simple" xlink:href="#__RefHeading__229_1157848091" text:style-name="Index_20_Link" text:visited-style-name="Index_20_Link">1.1 面向的读者<text:tab/>2</text:a></text:p>
          <text:p text:style-name="P196"><text:a xlink:type="simple" xlink:href="#__RefHeading__121_1157848091" text:style-name="Index_20_Link" text:visited-style-name="Index_20_Link">1.2 约定<text:tab/>2</text:a></text:p>
          <text:p text:style-name="P195"><text:a xlink:type="simple" xlink:href="#__RefHeading__231_1157848091" text:style-name="Index_20_Link" text:visited-style-name="Index_20_Link">2. 第三方库<text:tab/>2</text:a></text:p>
          <text:p text:style-name="P196"><text:a xlink:type="simple" xlink:href="#__RefHeading__233_1157848091" text:style-name="Index_20_Link" text:visited-style-name="Index_20_Link">2.1 GTK+<text:tab/>3</text:a></text:p>
          <text:p text:style-name="P197"><text:a xlink:type="simple" xlink:href="#__RefHeading__2027_1691521449" text:style-name="Index_20_Link" text:visited-style-name="Index_20_Link">2.1.1 GTK+命名规范<text:tab/>3</text:a></text:p>
          <text:p text:style-name="P197"><text:a xlink:type="simple" xlink:href="#__RefHeading__2133_1691521449" text:style-name="Index_20_Link" text:visited-style-name="Index_20_Link">2.1.2 GLIB<text:tab/>3</text:a></text:p>
          <text:p text:style-name="P197"><text:a xlink:type="simple" xlink:href="#__RefHeading__3781_1311238787" text:style-name="Index_20_Link" text:visited-style-name="Index_20_Link">2.1.3 Gobject 面向对象<text:tab/>4</text:a></text:p>
          <text:p text:style-name="P197"><text:a xlink:type="simple" xlink:href="#__RefHeading__2135_1691521449" text:style-name="Index_20_Link" text:visited-style-name="Index_20_Link">2.1.4 GObject 信号<text:tab/>6</text:a></text:p>
          <text:p text:style-name="P197"><text:a xlink:type="simple" xlink:href="#__RefHeading__2137_1691521449" text:style-name="Index_20_Link" text:visited-style-name="Index_20_Link">2.1.5 GmainLoop<text:tab/>7</text:a></text:p>
          <text:p text:style-name="P197"><text:a xlink:type="simple" xlink:href="#__RefHeading__2139_1691521449" text:style-name="Index_20_Link" text:visited-style-name="Index_20_Link">2.1.6 创建新的事件源类型<text:tab/>8</text:a></text:p>
          <text:p text:style-name="P197"><text:a xlink:type="simple" xlink:href="#__RefHeading__2141_1691521449" text:style-name="Index_20_Link" text:visited-style-name="Index_20_Link">2.1.7 主循环过程<text:tab/>8</text:a></text:p>
          <text:p text:style-name="P197"><text:a xlink:type="simple" xlink:href="#__RefHeading__2143_1691521449" text:style-name="Index_20_Link" text:visited-style-name="Index_20_Link">2.1.8 GMainLoop在GTK+中<text:tab/>9</text:a></text:p>
          <text:p text:style-name="P196"><text:a xlink:type="simple" xlink:href="#__RefHeading__235_1157848091" text:style-name="Index_20_Link" text:visited-style-name="Index_20_Link">2.2 libcurl<text:tab/>10</text:a></text:p>
          <text:p text:style-name="P197"><text:a xlink:type="simple" xlink:href="#__RefHeading__2145_1691521449" text:style-name="Index_20_Link" text:visited-style-name="Index_20_Link">2.2.1 URL<text:tab/>10</text:a></text:p>
          <text:p text:style-name="P197"><text:a xlink:type="simple" xlink:href="#__RefHeading__2147_1691521449" text:style-name="Index_20_Link" text:visited-style-name="Index_20_Link">2.2.2 HTTP<text:tab/>11</text:a></text:p>
          <text:p text:style-name="P197"><text:a xlink:type="simple" xlink:href="#__RefHeading__2149_1691521449" text:style-name="Index_20_Link" text:visited-style-name="Index_20_Link">2.2.3 HTTP在libcurl中<text:tab/>16</text:a></text:p>
          <text:p text:style-name="P197"><text:a xlink:type="simple" xlink:href="#__RefHeading__2151_1691521449" text:style-name="Index_20_Link" text:visited-style-name="Index_20_Link">2.2.4 FTP<text:tab/>19</text:a></text:p>
          <text:p text:style-name="P197"><text:a xlink:type="simple" xlink:href="#__RefHeading__2153_1691521449" text:style-name="Index_20_Link" text:visited-style-name="Index_20_Link">2.2.5 FTP在libcurl中<text:tab/>21</text:a></text:p>
          <text:p text:style-name="P196"><text:a xlink:type="simple" xlink:href="#__RefHeading__237_1157848091" text:style-name="Index_20_Link" text:visited-style-name="Index_20_Link">2.3 libtransmission<text:tab/>22</text:a></text:p>
          <text:p text:style-name="P195"><text:a xlink:type="simple" xlink:href="#__RefHeading__239_1157848091" text:style-name="Index_20_Link" text:visited-style-name="Index_20_Link">3. wdl的实现<text:tab/>22</text:a></text:p>
          <text:p text:style-name="P196"><text:a xlink:type="simple" xlink:href="#__RefHeading__243_1157848091" text:style-name="Index_20_Link" text:visited-style-name="Index_20_Link">3.1 模块实现<text:tab/>23</text:a></text:p>
          <text:p text:style-name="P197"><text:a xlink:type="simple" xlink:href="#__RefHeading__1793_1311238787" text:style-name="Index_20_Link" text:visited-style-name="Index_20_Link">3.1.1 WlHttper<text:tab/>23</text:a></text:p>
          <text:p text:style-name="P197"><text:a xlink:type="simple" xlink:href="#__RefHeading__6171_1311238787" text:style-name="Index_20_Link" text:visited-style-name="Index_20_Link">3.1.2 WlHttperMenu和WlBterMenu<text:tab/>30</text:a></text:p>
          <text:p text:style-name="P197"><text:a xlink:type="simple" xlink:href="#__RefHeading__6173_1311238787" text:style-name="Index_20_Link" text:visited-style-name="Index_20_Link">3.1.3 WlDownloader<text:tab/>30</text:a></text:p>
          <text:p text:style-name="P197"><text:a xlink:type="simple" xlink:href="#__RefHeading__1864_1311238787" text:style-name="Index_20_Link" text:visited-style-name="Index_20_Link">3.1.4 WlHttperProperties<text:tab/>31</text:a></text:p>
          <text:p text:style-name="P197"><text:a xlink:type="simple" xlink:href="#__RefHeading__2562_499710440" text:style-name="Index_20_Link" text:visited-style-name="Index_20_Link">3.1.5 WlBterProperties<text:tab/>31</text:a></text:p>
          <text:p text:style-name="P197"><text:a xlink:type="simple" xlink:href="#__RefHeading__1866_1311238787" text:style-name="Index_20_Link" text:visited-style-name="Index_20_Link">3.1.6 WlUrlDialog<text:tab/>31</text:a></text:p>
          <text:p text:style-name="P197"><text:a xlink:type="simple" xlink:href="#__RefHeading__1868_1311238787" text:style-name="Index_20_Link" text:visited-style-name="Index_20_Link">3.1.7 WlDownloadWindow<text:tab/>32</text:a></text:p>
          <text:p text:style-name="P196"><text:soft-page-break/><text:a xlink:type="simple" xlink:href="#__RefHeading__2487_469787173" text:style-name="Index_20_Link" text:visited-style-name="Index_20_Link">3.2 基本流程<text:tab/>33</text:a></text:p>
        </text:index-body>
      </text:table-of-content>
      <text:p text:style-name="P129"/>
      <text:h text:style-name="Heading_20_1" text:outline-level="1"><text:bookmark-start text:name="__RefHeading__117_1157848091"/><text:span text:style-name="T7">1. </text:span>介绍<text:bookmark-end text:name="__RefHeading__117_1157848091"/></text:h>
      <text:p text:style-name="P125">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26">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26">libcurl可以被解释为c<text:span text:style-name="T4">URL，即C语言实现的URL传输库。它支持FTP、FTPS、Gopher、HTTP(S)、SCP、SFTP、TFTP、Telnet等文件传输协议。在wdl中只取其中的FTP和HTTP(S)。libcurl是线程安全的，兼容IPv6。</text:span></text:p>
      <text:p text:style-name="P127">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5">BT：即BitTorrent协议。</text:p>
      <text:p text:style-name="P6">大小写：为了书写方便，很多专有名词都是全大写或者全小写，比如GTK+，GLIB等；但读者应该清楚，除非有特殊说明<text:span text:style-name="T17">，</text:span>Gtk+或者GLib具有相同的意思。</text:p>
      <text:p text:style-name="P19">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0">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110">首先看一下一个典型的GTK+应用程序的结构。</text:p>
      <text:p text:style-name="P3"><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3">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3">在使用GTK+时，了解其命名规范是很有必要的。GTK+的命名规范其实是GNOME定义的。详细可以参考官方文档。本节做简单介绍。</text:p>
      <text:p text:style-name="P14">普通类型名：全小写，以'g'开头，比如gint，gchar。</text:p>
      <text:p text:style-name="P14">类名：驼峰写法，首字母大写，比如GtkWindow,GdkEvent。</text:p>
      <text:p text:style-name="P14">函数名：小写夹下划线写法，以如gtk_main,gtk_window_new</text:p>
      <text:p text:style-name="P14">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4">GLIB不是<text:a xlink:type="simple" xlink:href="https://www.gnu.org/software/libc/">GLIBC</text:a><text:span text:style-name="T14">，两者有时会被混淆。GLIBC指的是GNU C library，有时也被称为gnulib。</text:span></text:p>
      <text:p text:style-name="P21"><text:soft-page-break/>GLIB最初是GTK+的一部分，自GTK+2.0以后，开发者认为可以将GTK+中与GUI无关的部分独立出来，于是便有了GLIB。GLIB主要有5部分组成，分别是GObject、Glib、GModule、GThread和GIO。</text:p>
      <text:p text:style-name="P7">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71"><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72"><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8">Glib（这里需要注意大小写）包含了一些通用的处理函数<text:span text:style-name="T18">，字符串处理，内存管理等。其中比较重要的是主循环的概念，后面将详细讨论。</text:span></text:p>
      <text:p text:style-name="P9">GModule提供动态加载模块的功能，wdl未引入动态模块，不予讨论，有兴趣的读者可以参考<text:a xlink:type="simple" xlink:href="https://developer.gnome.org/glib/unstable/glib-Dynamic-Loading-of-Modules.html">官方文档</text:a>。</text:p>
      <text:p text:style-name="P10">GThread顾名思义，提供了多线程的支持。</text:p>
      <text:p text:style-name="P10">GIO提供了较高层的文件系统API。</text:p>
      <text:h text:style-name="Heading_20_3" text:outline-level="3"><text:bookmark-start text:name="__RefHeading__3781_1311238787"/>2.1.3 Gobject 面向对象<text:bookmark-end text:name="__RefHeading__3781_1311238787"/></text:h>
      <text:p text:style-name="P75">因为采用了GObject的框架，因此在描述具体实现，之前有必要解释一下GObject面向对象框架的使用方式。我们知道，在<text:span text:style-name="T102">C++里，类和对象是不同的概念，同样的，在GObject里也是不同的概念。而且，在GObject里，类和对象分别用两个不同的结构表示。以WlDownloader为例，</text:span></text:p>
      <text:p text:style-name="P149"><text:soft-page-break/>struct _WlDownloader { </text:p>
      <text:p text:style-name="P149"><text:tab/>GtkScrolledWindow parent; </text:p>
      <text:p text:style-name="P149"><text:tab/>/* Private */ </text:p>
      <text:p text:style-name="P149"><text:tab/>GtkWidget *vBox; </text:p>
      <text:p text:style-name="P149"><text:tab/>GList *list; </text:p>
      <text:p text:style-name="P149"><text:tab/>gpointer *selected; </text:p>
      <text:p text:style-name="P149"/>
      <text:p text:style-name="P149"><text:tab/>/* Callback */ </text:p>
      <text:p text:style-name="P149"><text:tab/>WlHttperSelectedCallback httperSelected; </text:p>
      <text:p text:style-name="P149"><text:tab/>gpointer httperSelectedData; </text:p>
      <text:p text:style-name="P149"><text:tab/>WlHttperStatusCallback httperStatus; </text:p>
      <text:p text:style-name="P149"><text:tab/>gpointer httperStatusData; </text:p>
      <text:p text:style-name="P149">}; </text:p>
      <text:p text:style-name="P149"/>
      <text:p text:style-name="P149">struct _WlDownloaderClass { </text:p>
      <text:p text:style-name="P149"><text:tab/>GtkScrolledWindowClass parentClass; </text:p>
      <text:p text:style-name="P149">};</text:p>
      <text:p text:style-name="P77">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6">实例结构的第一个字段必须是父类的实例结构，如果你熟悉C语言，那么很容易理解这点。比如创建一个WlDownloader的实例，</text:p>
      <text:p text:style-name="P149">WlDownloader *dl=wl_downloader_new();</text:p>
      <text:p text:style-name="P77">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50">#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78">但毕竟C语言本身不提供面向对象的功能，因此，不能像C++中那样通过-&gt;的方式调用成员函数。一般成员函数的第一个参数就是类的实例对象，比如</text:p>
      <text:p text:style-name="P151"><text:soft-page-break/>void wl_downloader_remove_httper(WlDownloader * dl, WlHttper * httper);</text:p>
      <text:p text:style-name="P78">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79">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0">wdl本身并不使用GObject的信号机制，但是GTK+通过GObject的信号机制来完成对界面事件（鼠标点击等）的响应。</text:p>
      <text:p text:style-name="P79">在内部实现中<text:span text:style-name="T43">，每个信号都有一个信号ID表示，是一个guint类型的值。每个信号的回调函数用HandlerList结构表示，源代码gobject/gsignal.c：251</text:span></text:p>
      <text:p text:style-name="P135">struct _HandlerList </text:p>
      <text:p text:style-name="P135">{ </text:p>
      <text:p text:style-name="P135"><text:tab/>guint <text:s text:c="3"/>signal_id; <text:s text:c="53"/></text:p>
      <text:p text:style-name="P135"><text:tab/>Handler *handlers; </text:p>
      <text:p text:style-name="P135"><text:tab/>Handler *tail_before; <text:s/>/* normal signal handlers are appended here <text:s/>*/ </text:p>
      <text:p text:style-name="P135"><text:tab/>Handler *tail_after; <text:s text:c="2"/>/* CONNECT_AFTER handlers are appended here <text:s/>*/ </text:p>
      <text:p text:style-name="P135"><text:s/>}; </text:p>
      <text:p text:style-name="P30">Handler结构表示单个回调函数，本身实现为一个双向链表<text:span text:style-name="T45">，</text:span>源代码<text:span text:style-name="T44">gobject/gsignal.c：259。</text:span></text:p>
      <text:p text:style-name="P169"><text:s/><text:span text:style-name="T39">struct _Handler </text:span></text:p>
      <text:p text:style-name="P136">{ </text:p>
      <text:p text:style-name="P136"><text:tab/>gulong <text:s text:c="7"/>sequential_number; </text:p>
      <text:p text:style-name="P136"><text:tab/>Handler <text:s text:c="5"/>*next; </text:p>
      <text:p text:style-name="P136"><text:tab/>Handler <text:s text:c="5"/>*prev; </text:p>
      <text:p text:style-name="P136"><text:tab/>GQuark <text:s text:c="3"/>detail; </text:p>
      <text:p text:style-name="P136"><text:tab/>guint <text:s text:c="8"/>ref_count; </text:p>
      <text:p text:style-name="P136"><text:tab/>guint <text:s text:c="8"/>block_count : 16; </text:p>
      <text:p text:style-name="P136">#define HANDLER_MAX_BLOCK_COUNT (1 &lt;&lt; 16) </text:p>
      <text:p text:style-name="P136"><text:tab/>guint <text:s text:c="8"/>after : 1; </text:p>
      <text:p text:style-name="P136"><text:tab/>guint <text:s text:c="8"/>has_invalid_closure_notify : 1; </text:p>
      <text:p text:style-name="P136"><text:tab/>GClosure <text:s text:c="4"/>*closure; </text:p>
      <text:p text:style-name="P136">}; </text:p>
      <text:p text:style-name="P31"><text:soft-page-break/>GClosure结构表示程序中的回调函数<text:span text:style-name="T46">，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2">信号与具体对象是的联系是通过一个全局静态的hash表指定的<text:span text:style-name="T47">。源代码gobject/gsignal.c：303</text:span></text:p>
      <text:p text:style-name="P137">static GHashTable <text:s text:c="3"/>*g_handler_list_bsa_ht = NULL;</text:p>
      <text:p text:style-name="P33">该hash表是gpointer<text:span text:style-name="T48">（其实是void *，C语言里的通用指针）和GBSearchArray的对应。</text:span></text:p>
      <text:p text:style-name="P34">GBSearchArray是二叉查找树结构，与具体对象相关的所有HandlerList结构。</text:p>
      <text:p text:style-name="P35">因此<text:span text:style-name="T49">，指定具体对象，</text:span>先通过g_hash_table_lookup ()查找到GBsearchArray结构，再调用<text:span text:style-name="T49">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1"><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1">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2">每个事件源都有一个相关优先级。默认优先级为G_PRIOPRITY_DEFAULT，其值为0。小于0的值表示更高的优先级，反之，大于0表示低优先级。拥有高优先级源的事件总是比低优先级源相关的事件优先执行。</text:p>
      <text:p text:style-name="P12">也可以添加空闲（idle）函数以及相关的优先级。没有更高优先级的事件要执行时就会被执行。</text:p>
      <text:p text:style-name="P12">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5">可以通过递归的方式创建主循环。这也是GTK应用程序用来显示模态对话框所采用的方式。注意，事件源有个相关的GMainContext，而该GMainContext中所有相关的主循环都会检查和事件源的事件。</text:p>
      <text:p text:style-name="P15">GTK+中有一些函数是对GMainLoop的封装，比如gtk_main(),gtk_main_quit()和gtk_events_pending()。</text:p>
      <text:p text:style-name="P17">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30"><text:s/>struct _GMainLoop { </text:p>
      <text:p text:style-name="P130"><text:soft-page-break/><text:tab/>GMainContext *context; <text:s text:c="50"/></text:p>
      <text:p text:style-name="P130"><text:tab/>gboolean is_running; </text:p>
      <text:p text:style-name="P130"><text:tab/>gint ref_count; </text:p>
      <text:p text:style-name="P130"><text:s/>};</text:p>
      <text:p text:style-name="Text_20_body">下图表示一个<text:span text:style-name="T60">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1">，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6"><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18">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31"><text:soft-page-break/>g_atomic_int_inc (&amp;loop-&gt;ref_count); <text:tab/>/* 增加引用计数 */</text:p>
      <text:p text:style-name="P131">loop-&gt;is_running = TRUE; </text:p>
      <text:p text:style-name="P131">while (loop-&gt;is_running) </text:p>
      <text:p text:style-name="P131"><text:tab/>g_main_context_iterate (loop-&gt;context, TRUE, TRUE, self); </text:p>
      <text:p text:style-name="P22">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3">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4">下面是一个最小的GTK+应用程序，编译运行后将显示一个360x250大小的窗口。</text:p>
      <text:p text:style-name="P132">#include &lt;gtk/gtk.h&gt; </text:p>
      <text:p text:style-name="P132">int main(int argc, char *argv[]) </text:p>
      <text:p text:style-name="P132">{ </text:p>
      <text:p text:style-name="P132"><text:tab/>gtk_init(&amp;argc,&amp;argv); </text:p>
      <text:p text:style-name="P132"><text:tab/>GtkWidget *window=gtk_window_new(GTK_WINDOW_TOPLEVEL); </text:p>
      <text:p text:style-name="P132"><text:tab/>gtk_window_set_default_size(GTK_WINDOW(window),360,250); </text:p>
      <text:p text:style-name="P132"><text:tab/>gtk_window_set_position(GTK_WINDOW(window),GTK_WIN_POS_CENTER); </text:p>
      <text:p text:style-name="P132"><text:tab/>g_signal_connect(G_OBJECT(window),"destroy", </text:p>
      <text:p text:style-name="P132"><text:tab/><text:tab/><text:tab/><text:tab/>G_CALLBACK(gtk_main_quit),NULL); </text:p>
      <text:p text:style-name="P132"/>
      <text:p text:style-name="P132"><text:tab/>gtk_widget_show(window); </text:p>
      <text:p text:style-name="P132"><text:tab/>gtk_main(); </text:p>
      <text:p text:style-name="P132"><text:tab/>return 0; </text:p>
      <text:p text:style-name="P132">}</text:p>
      <text:p text:style-name="Text_20_body">本节将根据上述代码来解释GTK+的工作原理<text:span text:style-name="T32">。</text:span></text:p>
      <text:p text:style-name="P25">在调用任何GTK+函数之前，必须先调用<text:a xlink:type="simple" xlink:href="https://developer.gnome.org/gtk3/3.8/gtk3-General.html#gtk-init">gtk_init()</text:a>，该函数完成GTK+所需要的所有初始化工作同时解析命令行参数。</text:p>
      <text:p text:style-name="P25"><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5">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6"><text:soft-page-break/>创建的窗口默认是不可见的，因此调用<text:a xlink:type="simple" xlink:href="https://developer.gnome.org/gtk3/3.8/GtkWidget.html#gtk-widget-show">gtk_widget_show()</text:a>显示窗口。</text:p>
      <text:p text:style-name="P27">最后调用<text:a xlink:type="simple" xlink:href="https://developer.gnome.org/gtk3/3.8/gtk3-General.html#gtk-main"><text:span text:style-name="T37">gtk_main()</text:span></text:a><text:span text:style-name="T37">，该函数启动GTK+内部的主循环，源代码gtk/gtkmain.c：1144。</text:span></text:p>
      <text:p text:style-name="P133">loop = g_main_loop_new (NULL, TRUE); </text:p>
      <text:p text:style-name="P133">main_loops = g_slist_prepend (main_loops, loop); </text:p>
      <text:p text:style-name="P133"/>
      <text:p text:style-name="P133">if (g_main_loop_is_running (main_loops-&gt;data)) </text:p>
      <text:p text:style-name="P133">{ </text:p>
      <text:p text:style-name="P133"><text:s text:c="4"/>gdk_threads_leave (); <text:tab/>/* 为了兼容低版本<text:span text:style-name="T38">GTK+，现在可以不用考虑 <text:s/>*/</text:span></text:p>
      <text:p text:style-name="P133"><text:s text:c="4"/>g_main_loop_run (loop); </text:p>
      <text:p text:style-name="P134"><text:s text:c="4"/>gdk_threads_enter (); <text:tab/>/* 为了兼容低版本<text:span text:style-name="T38">GTK+，现在可以不用考虑 <text:s/>*/</text:span></text:p>
      <text:p text:style-name="P133"><text:s text:c="4"/>gdk_flush (); </text:p>
      <text:p text:style-name="P133">}</text:p>
      <text:p text:style-name="Text_20_body">调用<text:span text:style-name="T41">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8">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8">同时<text:span text:style-name="T42">，因为回调函数是一个循环中的一部分，属于GMainContext循环过程中的任务执行那部分。为了保证其他事件得到及时响应。回调函数应该尽可能快速执行，否则可能导致GTK+出现响应延时。</text:span></text:p>
      <text:p text:style-name="P29">GTK+采用了GObject框架，包括信号注册与回调函数的功能。</text:p>
      <text:h text:style-name="Heading_20_2" text:outline-level="2"><text:bookmark-start text:name="__RefHeading__235_1157848091"/>2.2 libcurl<text:bookmark-end text:name="__RefHeading__235_1157848091"/></text:h>
      <text:p text:style-name="P50">wdl使用libcurl来完成HTTP和FTP的数据传输。本节将讨论HTTP和FTP协议，以及libcurl的使用。<text:span text:style-name="T72">libcurl本身支持非常多的协议，但是提供了相对一致的接口。</text:span></text:p>
      <text:h text:style-name="Heading_20_3" text:outline-level="3"><text:bookmark-start text:name="__RefHeading__2145_1691521449"/>2.2.1 URL<text:bookmark-end text:name="__RefHeading__2145_1691521449"/></text:h>
      <text:p text:style-name="P49">URL即统一资源定位符(Uniform Resource Locator)，是对互联网上得到的资源的位置的访问方法的一种简洁表示，是互联网上标准资源的地址。互联网上每个文件有唯一的<text:span text:style-name="T62">URL表示，包含了HTTP客户端该如何获取它的一些信息。URL的结构如下</text:span></text:p>
      <text:p text:style-name="P140">scheme://domain:port/path?query#fragment</text:p>
      <text:p text:style-name="P38"><text:soft-page-break/>scheme表示协议<text:span text:style-name="T63">，忽略大小写；一般有http,https,ftp等，如果没有指定，默认http。</text:span></text:p>
      <text:p text:style-name="P38">domain表示点分的<text:span text:style-name="T64">IP地址或者是DNS域名；比如[db8:0cec::99:123a]或者example.org。</text:span></text:p>
      <text:p text:style-name="P38">path表示在指定主机上该资源的位置<text:span text:style-name="T64">，区分大小写；比如/index.html，如果没有指定，默认为/。</text:span></text:p>
      <text:p text:style-name="P38">query包含了发送给服务器的一些参数<text:span text:style-name="T65">，是键\值的对应组，多个由&amp;隔开；比如first=A&amp;second=B。</text:span></text:p>
      <text:p text:style-name="P38">fragment 表示页面中的位置<text:span text:style-name="T66">，一般是HTML文件中某个章节。</text:span></text:p>
      <text:p text:style-name="P51">其中scheme，path，query，fragment都可以不指定。如www.example.com是合法的URL。</text:p>
      <text:p text:style-name="P51">但是如果指定了响应的值，必须是相应合法的值。</text:p>
      <text:p text:style-name="P52">不可打印字符比如中文，需要通过十六进制编码的方式传输，比如%AD。</text:p>
      <text:p text:style-name="P53">在一些协议中，使用了认证机制，比如FTP；可以在FTP的URL中加入用户名和密码。如下</text:p>
      <text:p text:style-name="P141">ftp://username:password@domain/path?query#fragment</text:p>
      <text:h text:style-name="Heading_20_3" text:outline-level="3"><text:bookmark-start text:name="__RefHeading__2147_1691521449"/>2.2.<text:span text:style-name="T63">2</text:span> HTTP<text:bookmark-end text:name="__RefHeading__2147_1691521449"/></text:h>
      <text:p text:style-name="P36"><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7">Web内容都是存储在Web服务器上的。Web服务器所使用的是HTTP协议，因此经常会被称为HTTP服务器。这些HTTP服务器存储了互联网中的数据，如果HTTP客户端请求的话，它们就提供数据。</text:p>
      <text:p text:style-name="P37">浏览一个页面时<text:span text:style-name="T50">（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7">一个<text:span text:style-name="T51">HTTP事务是由一条（从客户端发往服务器）请求命令和一条（从服务器发给客户端）响应结果组成的。这种通信是通过名为HTTP报文（HTTP message）的格式化数据块进行的。如下图所示。</text:span></text:p>
      <text:p text:style-name="P37"/>
      <text:p text:style-name="P39"><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2">HTTP请求都包含一个方法。这些方法告诉服务器要执行什么动作（获取页面，运行一个网关程序或者删除一个文件等）。五种常见的方法分别为</text:span></text:p>
      <text:list xml:id="list4160576140604880511" text:style-name="L1">
        <text:list-item>
          <text:p text:style-name="P198">GET<text:tab/>从服务器向客户端发送指定的资源</text:p>
        </text:list-item>
        <text:list-item>
          <text:p text:style-name="P198">PUT<text:tab/>将来自客户端的数据存储到一个指定的服务器的资源中去</text:p>
        </text:list-item>
        <text:list-item>
          <text:p text:style-name="P198">DELETE<text:tab/>从服务器中删除命名资源</text:p>
        </text:list-item>
        <text:list-item>
          <text:p text:style-name="P199">POST<text:tab/>将客户端数据发送到一个服务器网管应用程序</text:p>
        </text:list-item>
        <text:list-item>
          <text:p text:style-name="P199">HEAD<text:tab/>仅发送响应中的HTTP首部</text:p>
        </text:list-item>
      </text:list>
      <text:p text:style-name="P40">每条<text:span text:style-name="T53">HTTP响应报文返回时都会携带一个状态码。状态码是一个三位数的值，表示客户端请求的结果。</text:span></text:p>
      <text:list xml:id="list7830731199847792264" text:style-name="L2">
        <text:list-item>
          <text:p text:style-name="P200">100 ～ 199<text:tab/>信息性状态码</text:p>
        </text:list-item>
        <text:list-item>
          <text:p text:style-name="P200">200 ~ 299<text:tab/>成功状态码，最常见的是200。</text:p>
        </text:list-item>
        <text:list-item>
          <text:p text:style-name="P200">300 ～ 399<text:tab/>重定向状态码，表示所请求的资源已经移动了位置，请客户端重新使用新位置请求。</text:p>
        </text:list-item>
        <text:list-item>
          <text:p text:style-name="P200">400 ～ 499<text:tab/>客户端错误状态码，一般是客户端发送了错误的请求；最常见的是404，服务器无法 找到指定的资源。</text:p>
        </text:list-item>
        <text:list-item>
          <text:p text:style-name="P200">500 ～ 599<text:tab/>服务器错误状态吗，客户端发送了有效的请求，但服务器自身却出现了问题。</text:p>
        </text:list-item>
      </text:list>
      <text:p text:style-name="P41">一般认为大于等于<text:span text:style-name="T54">400的状态吗表示请求失败，反之表示请求有效。</text:span>伴随着每个状态码，HTTP响应中还会有一条解释性的内容。在上述例子中是“OK”，如果是404则一般是“Not Found”。</text:p>
      <text:p text:style-name="P42">HTTP报文是由一行一行的简单字符串组成的，都是纯文本。下图显示了一个简单事务使用的HTTP报文。</text:p>
      <text:p text:style-name="P42"><text:soft-page-break/></text:p>
      <text:p text:style-name="P42"><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5">，在请求报文中用来说明请求什么，在响应报文中说明发生了什么情况，用\r\n分割。</text:span></text:p>
      <text:p text:style-name="P42">起始行后面有零个或者多个首部字段<text:span text:style-name="T56">。每个首部字段都包含一个名字和一个值，用：分开。每个首部字段之间用\r\n分割，首部结束用一个空行分割。关于首部各个字段的具体内涵，请读者自行参考相关文献。</text:span></text:p>
      <text:p text:style-name="P43">HTTP首部之后跟着消息主体<text:span text:style-name="T57">，请求和响应依据具体情况都可以没有消息主体，但响应一般都会有。</text:span></text:p>
      <text:p text:style-name="P44">HTTP起始行中还有一个HTTP版本号，现在一般都用HTTP/1.1或者HTTP/1.0，差别主要在支持的首部上，这已经超出了本书的讨论范围。在本文中<text:span text:style-name="T58">，所有的HTTP报文都采用HTTP/1.1。</text:span></text:p>
      <text:p text:style-name="P44">下面是我写的一个简单socket程序<text:span text:style-name="T59">，该程序对命令行参数指定的URL执行HTTP的GET方法。将返回的结果输出到标准输出。为了简化URL的解析，使用了第三方的libsoup。该程序的编译运行环境为Linux 3.11 x86_64、GCC 4.8.1、libsoup2.4。</text:span></text:p>
      <text:p text:style-name="P138">#include &lt;stdio.h&gt; </text:p>
      <text:p text:style-name="P138">#include &lt;stdlib.h&gt; </text:p>
      <text:p text:style-name="P138">#include &lt;unistd.h&gt; </text:p>
      <text:p text:style-name="P138">#include &lt;string.h&gt; </text:p>
      <text:p text:style-name="P138">#include &lt;sys/types.h&gt; </text:p>
      <text:p text:style-name="P138">#include &lt;sys/socket.h&gt; </text:p>
      <text:p text:style-name="P138">#include &lt;netdb.h&gt; </text:p>
      <text:p text:style-name="P138">#include &lt;libsoup/soup.h&gt; </text:p>
      <text:p text:style-name="P138">#include &lt;errno.h&gt; </text:p>
      <text:p text:style-name="P138"/>
      <text:p text:style-name="P138"><text:soft-page-break/>int main(int argc, char *argv[]) </text:p>
      <text:p text:style-name="P138">{ </text:p>
      <text:p text:style-name="P138"><text:tab/>if(argc!=2){ </text:p>
      <text:p text:style-name="P138"><text:tab/><text:tab/>fprintf(stderr,"Usage: hget url\n"); </text:p>
      <text:p text:style-name="P138"><text:tab/><text:tab/>return 0; </text:p>
      <text:p text:style-name="P138"><text:tab/>} </text:p>
      <text:p text:style-name="P138"/>
      <text:p text:style-name="P138"><text:tab/>SoupURI *url=soup_uri_new(argv[1]); </text:p>
      <text:p text:style-name="P138"><text:tab/>if(url==NULL){ </text:p>
      <text:p text:style-name="P138"><text:tab/><text:tab/>fprintf(stderr,"Invalid URL!\n"); </text:p>
      <text:p text:style-name="P138"><text:tab/><text:tab/>return -1; </text:p>
      <text:p text:style-name="P138"><text:tab/>}else if(strcmp("http",soup_uri_get_scheme(url))){ </text:p>
      <text:p text:style-name="P138"><text:tab/><text:tab/>fprintf(stderr,"Only HTTP is supported!\n"); </text:p>
      <text:p text:style-name="P138"><text:tab/><text:tab/>return -2; </text:p>
      <text:p text:style-name="P138"><text:tab/>} </text:p>
      <text:p text:style-name="P138"><text:tab/>/* 解析主机地址 */ </text:p>
      <text:p text:style-name="P138"><text:tab/>struct addrinfo hints; </text:p>
      <text:p text:style-name="P138"><text:tab/>struct addrinfo *res=NULL; </text:p>
      <text:p text:style-name="P138"><text:tab/>memset(&amp;hints,0,sizeof(struct addrinfo)); </text:p>
      <text:p text:style-name="P138"><text:tab/>hints.ai_family=AF_UNSPEC; <text:tab/>/* Allow IPv4 or IPv6 */ </text:p>
      <text:p text:style-name="P138"><text:tab/>hints.ai_socktype=SOCK_STREAM; /* <text:s/>Stream socket */ </text:p>
      <text:p text:style-name="P138"><text:tab/>hints.ai_flags=0; </text:p>
      <text:p text:style-name="P138"><text:tab/>hints.ai_protocol=0; <text:tab/><text:tab/>/* Any protocol */ </text:p>
      <text:p text:style-name="P138"><text:tab/>if(getaddrinfo(soup_uri_get_host(url), "http", &amp;hints,&amp;res)){ </text:p>
      <text:p text:style-name="P138"><text:tab/><text:tab/>perror("Invalid host"); </text:p>
      <text:p text:style-name="P138"><text:tab/><text:tab/>return -3; </text:p>
      <text:p text:style-name="P138"><text:tab/>} </text:p>
      <text:p text:style-name="P138"><text:tab/>int sockfd=socket(res-&gt;ai_family,res-&gt;ai_socktype,res-&gt;ai_protocol); </text:p>
      <text:p text:style-name="P138"><text:tab/>if(socket&lt;0){ </text:p>
      <text:p text:style-name="P138"><text:tab/><text:tab/>perror("Fail to create socket"); </text:p>
      <text:p text:style-name="P138"><text:tab/><text:tab/>return -4; </text:p>
      <text:p text:style-name="P138"><text:tab/>} </text:p>
      <text:p text:style-name="P138"><text:tab/>/* 发起socket链接 <text:s/>*/</text:p>
      <text:p text:style-name="P138"><text:soft-page-break/><text:tab/>if(connect(sockfd,res-&gt;ai_addr,res-&gt;ai_addrlen)){ </text:p>
      <text:p text:style-name="P138"><text:tab/><text:tab/>perror("Fail to connect"); </text:p>
      <text:p text:style-name="P138"><text:tab/><text:tab/>return -5; </text:p>
      <text:p text:style-name="P138"><text:tab/>} </text:p>
      <text:p text:style-name="P138"><text:tab/>/* 构造HTTP请求报文 */ </text:p>
      <text:p text:style-name="P138"><text:tab/>char request[4096]; </text:p>
      <text:p text:style-name="P138"><text:tab/>snprintf(request,4096,"GET %s HTTP/1.1\r\n" </text:p>
      <text:p text:style-name="P138"><text:tab/><text:tab/><text:tab/><text:tab/>"Host: %s\r\nAccept: */*\r\nConnection: close\r\n\r\n", </text:p>
      <text:p text:style-name="P138"><text:tab/><text:tab/><text:tab/><text:tab/>soup_uri_get_path(url),soup_uri_get_host(url)); </text:p>
      <text:p text:style-name="P138"><text:tab/>/* 发送HTTP请求报文 */ </text:p>
      <text:p text:style-name="P138"><text:tab/>write(sockfd,request,strlen(request)); </text:p>
      <text:p text:style-name="P138"><text:tab/>char response[4096]; </text:p>
      <text:p text:style-name="P138"><text:tab/>int n; </text:p>
      <text:p text:style-name="P138"><text:tab/>/* 读取HTTP响应并输出到标准输出 */ </text:p>
      <text:p text:style-name="P138"><text:tab/>while((n=read(sockfd,response,4096))&gt;0){ </text:p>
      <text:p text:style-name="P138"><text:tab/><text:tab/>write(STDOUT_FILENO,response,n); </text:p>
      <text:p text:style-name="P138"><text:tab/>} </text:p>
      <text:p text:style-name="P138"/>
      <text:p text:style-name="P138"><text:tab/>freeaddrinfo(res); </text:p>
      <text:p text:style-name="P138"><text:tab/>/* 关闭套接字 */ </text:p>
      <text:p text:style-name="P138"><text:tab/>close(sockfd); </text:p>
      <text:p text:style-name="P138"><text:tab/>return 0; </text:p>
      <text:p text:style-name="P138">}</text:p>
      <text:p text:style-name="P45">运行结果如下：</text:p>
      <text:p text:style-name="P139">$./a.out <text:a xlink:type="simple" xlink:href="http://www.baidu.com/">http://www.baidu.com</text:a></text:p>
      <text:p text:style-name="P170">HTTP/1.1 200 OK </text:p>
      <text:p text:style-name="P139">Date: Sun, 23 Mar 2014 10:38:15 GMT </text:p>
      <text:p text:style-name="P139">Content-Type: text/html </text:p>
      <text:p text:style-name="P139">Transfer-Encoding: chunked </text:p>
      <text:p text:style-name="P139">Connection: Close </text:p>
      <text:p text:style-name="P139">Vary: Accept-Encoding </text:p>
      <text:p text:style-name="P139">Set-Cookie: BAIDUID=C6099A3FCCEC016FD7C78B679511F0F8:FG=1; expires=Thu, 31-Dec-37 23:55:55 GMT; max-age=2147483647; path=/; domain=.baidu.com </text:p>
      <text:p text:style-name="P139"><text:soft-page-break/>Set-Cookie: BDSVRTM=0; path=/ </text:p>
      <text:p text:style-name="P139">Set-Cookie: H_PS_PSSID=5229_1435_5224_5722_4261_5565_4759_5659; path=/; domain=.baidu.com </text:p>
      <text:p text:style-name="P139">P3P: CP=" OTI DSP COR IVA OUR IND COM " </text:p>
      <text:p text:style-name="P139">Expires: Sun, 23 Mar 2014 10:38:00 GMT </text:p>
      <text:p text:style-name="P139">Cache-Control: private </text:p>
      <text:p text:style-name="P139">Server: BWS/1.1 </text:p>
      <text:p text:style-name="P139">BDPAGETYPE: 1 </text:p>
      <text:p text:style-name="P139">BDQID: 0xcc97b76d0023d327 </text:p>
      <text:p text:style-name="P139">BDUSERID: 0 </text:p>
      <text:p text:style-name="P139"/>
      <text:p text:style-name="P139">405e </text:p>
      <text:p text:style-name="P139">&lt;!DOCTYPE html&gt;&lt;!--STATUS OK--&gt;&lt;html&gt;&lt;head&gt;&lt;meta http-equiv="content-type" content="text/html;charset=utf-8"&gt;&lt;link rel="dns-prefetch.....&lt;省略&gt;</text:p>
      <text:p text:style-name="Text_20_body">下面解释HTTP断点续传，断点续传的原理很简单。<text:span text:style-name="T166">HTTP首部中有个叫RANGE的字段，表示请求的数据的范围。</text:span></text:p>
      <text:p text:style-name="P111">比如制定了</text:p>
      <text:p text:style-name="P153">RANGE: bytes=2000070- </text:p>
      <text:p text:style-name="P111">表示请求服务器返回对象2000070字节开始到文件末尾的数据。比如在第一次下载中不指定<text:span text:style-name="T167">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54">RANGE: <text:s/>bytes=40023-</text:p>
      <text:p text:style-name="P112">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6">在上一节我们简单讨论了<text:span text:style-name="T71">HTTP协议，并且实现了一个发送HTTP请求的简单程序。</text:span>本节讨论libcurl内部是如何实现HTTP传输的<text:span text:style-name="T76">，主要关注libcurl的数据传输而不是内存管理、模块划分、错误处理等内容。</text:span></text:p>
      <text:p text:style-name="P56">在讨论libcurl的实现之前，先看一下如何使用libcurl发送<text:span text:style-name="T73">HTTP请求。下面这个程序可以看作是上一节HTTP小程序的libcurl版本。</text:span></text:p>
      <text:p text:style-name="P142">#include &lt;stdio.h&gt; </text:p>
      <text:p text:style-name="P142">#include &lt;curl/curl.h&gt; </text:p>
      <text:p text:style-name="P142"/>
      <text:p text:style-name="P142">int main(int argc, char *argv[]) </text:p>
      <text:p text:style-name="P142"><text:soft-page-break/>{ </text:p>
      <text:p text:style-name="P142"><text:tab/>if(argc!=2){ </text:p>
      <text:p text:style-name="P142"><text:tab/><text:tab/>printf("Usage: a.out URL\n"); </text:p>
      <text:p text:style-name="P142"><text:tab/><text:tab/>return 0; </text:p>
      <text:p text:style-name="P142"><text:tab/>} </text:p>
      <text:p text:style-name="P142"><text:tab/>CURLcode code; </text:p>
      <text:p text:style-name="P142"><text:tab/>CURL *easy=curl_easy_init(); </text:p>
      <text:p text:style-name="P142"/>
      <text:p text:style-name="P142"><text:tab/>code=curl_easy_setopt(easy,CURLOPT_URL,argv[1]); </text:p>
      <text:p text:style-name="P142"><text:tab/>if(code!=CURLE_OK){ </text:p>
      <text:p text:style-name="P142"><text:tab/><text:tab/>fprintf(stderr,"Invalid URL!\n"); </text:p>
      <text:p text:style-name="P142"><text:tab/><text:tab/>return -1; </text:p>
      <text:p text:style-name="P142"><text:tab/>} </text:p>
      <text:p text:style-name="P142"><text:tab/>curl_easy_setopt(easy,CURLOPT_WRITEDATA,stdout); </text:p>
      <text:p text:style-name="P142"/>
      <text:p text:style-name="P142"><text:tab/>code=curl_easy_perform(easy); </text:p>
      <text:p text:style-name="P142"/>
      <text:p text:style-name="P142"><text:tab/>curl_easy_cleanup(easy); </text:p>
      <text:p text:style-name="P142"><text:tab/>return 0; </text:p>
      <text:p text:style-name="P142">}</text:p>
      <text:p text:style-name="P104">可以看到，libcurl隐藏了<text:span text:style-name="T84">URL的解析过程以及具体的socket通信。</text:span>curl_easy_init()创建一个CURL对象<text:span text:style-name="T74">，然后调用</text:span><text:a xlink:type="simple" xlink:href="http://curl.haxx.se/libcurl/c/curl_easy_setopt.html"><text:span text:style-name="T74">curl_easy_setopt()</text:span></text:a><text:span text:style-name="T74">分别设置URL和数据输出位置。在本例子中，输出到stdout。最后调用</text:span><text:a xlink:type="simple" xlink:href="http://curl.haxx.se/libcurl/c/curl_easy_perform.html"><text:span text:style-name="T74">curl_easy_perform()</text:span></text:a><text:span text:style-name="T74">发送HTTP请求并接受响应。</text:span></text:p>
      <text:p text:style-name="P105"><text:span text:style-name="T74">curl_easy_setopt()可以设置很多参数，这里不做过多详细描述。唯独讲解一下关于CURLOPT_WRITEFUNCTION和CURLOPT_PROGRESSFUNC</text:span><text:span text:style-name="T154">TION。</text:span></text:p>
      <text:p text:style-name="P105"><text:span text:style-name="T154">其中CURLOPT_WRITEFUNCTION是一个原型为</text:span><text:span text:style-name="T152">size_t function( char *ptr, size_t size, size_t nmemb, void userdata)的函数指针</text:span><text:span text:style-name="T153">，一旦libcurl接收到了数据，就会调用该函数。ptr表示接受到的数据指针，实际数据大小是size*nmemb，由用户自行觉得如何处理数据</text:span><text:span text:style-name="T155">。</text:span><text:span text:style-name="T153">如果该函数返回的值不是szie*nmemb那么就认为数据传输被用户中止。curl_easy_perform将返回CURLE_ABORTED_BY_CALLBACK。</text:span></text:p>
      <text:p text:style-name="P105"><text:span text:style-name="T153">同样的</text:span><text:span text:style-name="T154">CURLOPT_PROGRESSFUNCTION</text:span><text:span text:style-name="T155">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6">如果该函数返回非0值同样会中止数据传输，curl_easy_perform</text:span><text:soft-page-break/><text:span text:style-name="T156">返回CURLE_ABORTED_BY_CALLBACK。</text:span></text:p>
      <text:p text:style-name="P57">CURL其实是void的别名（源代码include/curl/curl.h：93）。真正的结构是SessionHandle（源代码lib/urldata.h：1614），SessionHandle包含了完成数据传输用到的各种字段和设置，主要由curl_easy_setopt()设置。</text:p>
      <text:p text:style-name="P57">curl_easy_setopt()（源代码lib/easy.c：439）其实是Curl_setopt()（源代码lib/url.c：647）的简单封装。Curl_setopt()则是一个switch结构，主要就是完成选项的配置。</text:p>
      <text:p text:style-name="P58">curl_easy_perform()<text:span text:style-name="T77">（源代码lib/easy.c：470）</text:span>发起连接，完成必要的数据传输。在本例子中<text:span text:style-name="T75">，它将接受到的数据写到stdout，因为之前的curl_easy_setopt()设置。</text:span></text:p>
      <text:p text:style-name="P59">首先需要构造和发送HTTP首部，该任务由Curl_http()（源代码：lib/http.c：1633）完成<text:span text:style-name="T78">。该函数首先做一些通用检查，是否是HTTP协议，HTTP方法，HTTP协议版本，以及一些HTTP首部。以HTTP首部Transfer-Encoding为例，下面是Curl_http()对Transfer-Encoding做的检查和操作。</text:span></text:p>
      <text:p text:style-name="P60"/>
      <text:p text:style-name="P143">ptr = Curl_checkheaders(data, "Transfer-Encoding:"); </text:p>
      <text:p text:style-name="P143">if(ptr) { </text:p>
      <text:p text:style-name="P143"><text:tab/>/* Some kind of TE is requested, check if 'chunked' is chosen */ </text:p>
      <text:p text:style-name="P143"><text:tab/>data-&gt;req.upload_chunky = </text:p>
      <text:p text:style-name="P143"><text:tab/><text:tab/>Curl_compareheader(ptr, "Transfer-Encoding:", "chunked"); </text:p>
      <text:p text:style-name="P143">} else { </text:p>
      <text:p text:style-name="P143"><text:tab/>if((conn-&gt;handler-&gt;protocol&amp;CURLPROTO_HTTP) &amp;&amp; </text:p>
      <text:p text:style-name="P143"><text:tab/><text:tab/><text:tab/><text:tab/>data-&gt;set.upload &amp;&amp; </text:p>
      <text:p text:style-name="P143"><text:tab/><text:tab/><text:tab/><text:tab/>(data-&gt;set.infilesize == -1)) { </text:p>
      <text:p text:style-name="P143"><text:tab/><text:tab/>if(conn-&gt;bits.authneg) </text:p>
      <text:p text:style-name="P143"><text:tab/><text:tab/> <text:s text:c="2"/>/* don't enable chunked during auth neg */ </text:p>
      <text:p text:style-name="P143"><text:tab/><text:tab/> <text:s text:c="2"/>; </text:p>
      <text:p text:style-name="P143"><text:tab/><text:tab/>else if(use_http_1_1(data, conn)) { </text:p>
      <text:p text:style-name="P143"><text:tab/><text:tab/><text:tab/>/* HTTP, upload, unknown file size and not HTTP 1.0 */ </text:p>
      <text:p text:style-name="P143"><text:tab/><text:tab/><text:tab/>data-&gt;req.upload_chunky = TRUE; </text:p>
      <text:p text:style-name="P143"><text:tab/><text:tab/>} else { </text:p>
      <text:p text:style-name="P143"><text:tab/><text:tab/><text:tab/>failf(data, "Chunky upload is not supported by HTTP 1.0"); </text:p>
      <text:p text:style-name="P143"><text:tab/><text:tab/><text:tab/>return CURLE_UPLOAD_FAILED; </text:p>
      <text:p text:style-name="P143"><text:tab/><text:tab/>} </text:p>
      <text:p text:style-name="P143"><text:tab/>} else { </text:p>
      <text:p text:style-name="P143"><text:tab/><text:tab/>/* else, no chunky upload */ </text:p>
      <text:p text:style-name="P143"><text:soft-page-break/><text:tab/><text:tab/>data-&gt;req.upload_chunky = FALSE; </text:p>
      <text:p text:style-name="P143"><text:tab/>} </text:p>
      <text:p text:style-name="P143"><text:tab/>if(data-&gt;req.upload_chunky) </text:p>
      <text:p text:style-name="P143"><text:tab/> <text:s text:c="2"/>te = "Transfer-Encoding: chunked\r\n"; </text:p>
      <text:p text:style-name="P143">}</text:p>
      <text:p text:style-name="P61">程序先检查<text:span text:style-name="T78">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2">构造完成HTTP首部后，程序进入一个<text:span text:style-name="T79">switch结构，判断HTTP方法</text:span></text:p>
      <text:p text:style-name="P144">switch(httpreq) { </text:p>
      <text:p text:style-name="P144"><text:tab/>case HTTPREQ_POST_FORM: </text:p>
      <text:p text:style-name="P144"><text:tab/>…</text:p>
      <text:p text:style-name="P144"><text:tab/>case HTTPREQ_PUT：</text:p>
      <text:p text:style-name="P144"><text:tab/>...</text:p>
      <text:p text:style-name="P64">根据不同的HTTP方法，添加特定的HTTP首部，比如<text:span text:style-name="T80">POST方法中需要添加Content-Type和Content-Length两个首部字段。如果没有指定任何HTTP首部，会默认添加Host和Accept两个首部。如下</text:span></text:p>
      <text:p text:style-name="P145">GET / HTTP/1.1 </text:p>
      <text:p text:style-name="P145">Host: www.baidu.com </text:p>
      <text:p text:style-name="P145">Accept: */*</text:p>
      <text:p text:style-name="P66">完成方法特定首部的构造后，发送HTTP请求。Curl_write()（源代码lib/sendf.c：231）完成发送HTTP请求的工作，它的第二个参数就是一个socket文件描述符。</text:p>
      <text:p text:style-name="P63">完成HTTP请求的发送后，就是接受HTTP响应。<text:span text:style-name="T81">Curl_done()（源代码lib/url.c:5623）完成接收HTTP响应的工作。</text:span></text:p>
      <text:p text:style-name="P65">HTTP响应的起始行用\r\n分割，每个首部字段之间也用\r\n分割<text:span text:style-name="T82">，首部名与对应的值用：分割</text:span>，首部与消息主体用一个空行\r\n分割<text:span text:style-name="T83">，都是纯文本内容；</text:span>很容易解析。</text:p>
      <text:h text:style-name="Heading_20_3" text:outline-level="3"><text:bookmark-start text:name="__RefHeading__2151_1691521449"/>2.2.<text:span text:style-name="T70">4</text:span> FTP<text:bookmark-end text:name="__RefHeading__2151_1691521449"/></text:h>
      <text:p text:style-name="P46"><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5">本章节主要讨论FTP的数据传输方式，相关的FTP认证、安全等内容不在讨论范围内。有兴趣的读者可以参考<text:a xlink:type="simple" xlink:href="http://mirrors.ustc.edu.cn/rfc/rfc959.txt">RFC959</text:a>。</text:p>
      <text:p text:style-name="P47"><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8">FTP服务一般运行在20和21两个端口。端口20用于客户端与服务器之间的数据传输，而端口21用户客户端与服务器之间的控制信息传输。典型的<text:span text:style-name="T67">FTP客户端-服务器模型如下</text:span></text:p>
      <text:p text:style-name="P48"/>
      <text:p text:style-name="P54"><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8">FTP的控制流使用TELNET协议交换信息，包含TELNET命令和选项。然后大多数FTP控制桢都是简单的ASCII文本，可以分为FTP命令和FTP消息。FTP消息是对FTP命令的响应，它由带有解释文本的应答代码构成。</text:span></text:p>
      <text:p text:style-name="P67">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9">：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7">以客户端发送<text:span text:style-name="T85">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5">的0x04和0x0F，合并后0x040F就是十进制端口值1039。命令用\r\n结尾。</text:span></text:p>
      <text:p text:style-name="P67">下面代码演示了<text:span text:style-name="T86">FTP的PORT命令。</text:span></text:p>
      <text:p text:style-name="P146">/* 将IP地址和端口表示为a,b,c,d,e,f形式 */ </text:p>
      <text:p text:style-name="P146">p_address_to_port_repr (&amp;addr, port, bytes, sizeof (bytes)); </text:p>
      <text:p text:style-name="P146">/* 构造 PORT 请求. <text:s/>*/ </text:p>
      <text:p text:style-name="P146">snprintf(request,”PORT %s<text:span text:style-name="T88">\r\n</text:span>”,bytes);</text:p>
      <text:p text:style-name="P146">/* 发送请求 */</text:p>
      <text:p text:style-name="P146">nwritten = fd_write (csock, request, strlen (request), -1);</text:p>
      <text:p text:style-name="Text_20_body">FTP的响应信息由两部分组成，响应码和描述信息。常见的响应码有<text:span text:style-name="T92">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74">响应码</text:p>
          </table:table-cell>
          <table:table-cell table:style-name="FTP响应码.B1" office:value-type="string">
            <text:p text:style-name="P175">响应格式</text:p>
          </table:table-cell>
        </table:table-row>
        <table:table-row>
          <table:table-cell table:style-name="FTP响应码.A2" office:value-type="string">
            <text:p text:style-name="P173">120</text:p>
          </table:table-cell>
          <table:table-cell table:style-name="FTP响应码.B2" office:value-type="string">
            <text:p text:style-name="P173">120 Service ready in nnn minutes</text:p>
          </table:table-cell>
        </table:table-row>
        <table:table-row>
          <table:table-cell table:style-name="FTP响应码.A2" office:value-type="string">
            <text:p text:style-name="P173">125</text:p>
          </table:table-cell>
          <table:table-cell table:style-name="FTP响应码.B2" office:value-type="string">
            <text:p text:style-name="P173">125 Data connection already open;transfer starting</text:p>
          </table:table-cell>
        </table:table-row>
        <table:table-row>
          <table:table-cell table:style-name="FTP响应码.A2" office:value-type="string">
            <text:p text:style-name="P173">150</text:p>
          </table:table-cell>
          <table:table-cell table:style-name="FTP响应码.B2" office:value-type="string">
            <text:p text:style-name="P173">150 File status; about to open data connection</text:p>
          </table:table-cell>
        </table:table-row>
        <table:table-row>
          <table:table-cell table:style-name="FTP响应码.A2" office:value-type="string">
            <text:p text:style-name="P176">200</text:p>
          </table:table-cell>
          <table:table-cell table:style-name="FTP响应码.B2" office:value-type="string">
            <text:p text:style-name="P176">200 Command okay</text:p>
          </table:table-cell>
        </table:table-row>
        <table:table-row>
          <table:table-cell table:style-name="FTP响应码.A2" office:value-type="string">
            <text:p text:style-name="P176">211</text:p>
          </table:table-cell>
          <table:table-cell table:style-name="FTP响应码.B2" office:value-type="string">
            <text:p text:style-name="P176">211 System status, or system help reply</text:p>
          </table:table-cell>
        </table:table-row>
        <table:table-row>
          <table:table-cell table:style-name="FTP响应码.A2" office:value-type="string">
            <text:p text:style-name="P177">530</text:p>
          </table:table-cell>
          <table:table-cell table:style-name="FTP响应码.B2" office:value-type="string">
            <text:p text:style-name="P177">530 Not logged in</text:p>
          </table:table-cell>
        </table:table-row>
      </table:table>
      <text:p text:style-name="P113">响应码大于400表示命令执行失败。</text:p>
      <text:p text:style-name="P114">FTP断点续传的原理与HTTP断点续传类似。都是向服务器发送请求获取特定位置的数据。在HTTP中通过首部字段RANGE指定，而在FTP中，客户端向服务器发送REST指令指定文件偏移位置。比如</text:p>
      <text:p text:style-name="P155">REST 42314</text:p>
      <text:p text:style-name="P114">表示从文件的42314字节处开始传输数据。在重启wdl后<text:span text:style-name="T168">，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7">FTP命令消息的。在libcurl中执行不同协议的操作都是调用curl_easy_perform()。然后再根据协议调用相关函数。</text:span></text:p>
      <text:p text:style-name="P68">Curl_ftpsendf()（源代码lib/ftp.c：4135）发送ftp请求的<text:span text:style-name="T89">，它的参数可以变，类似于printf。如果要发送PORT命令，可以这样调用Curl_ftpsendf(conn,”PORT %s,%s,%s,%s,%s,%s”,a,b,c,d,e,f)。</text:span></text:p>
      <text:p text:style-name="P69">Curl_ftpsendf()先根据用户指定的形式构造字符串<text:span text:style-name="T90">，</text:span></text:p>
      <text:p text:style-name="P147">write_len = vsnprintf(s, SBUF_SIZE-3, fmt, ap);</text:p>
      <text:p text:style-name="Text_20_body">在添加<text:span text:style-name="T91">\r\n结束符。</text:span></text:p>
      <text:p text:style-name="P148"><text:soft-page-break/>strcpy(&amp;s[write_len], "\r\n");</text:p>
      <text:p text:style-name="P70">最后发送数据。</text:p>
      <text:p text:style-name="P148"><text:s/>res = Curl_write(conn, conn-&gt;sock[FIRSTSOCKET], sptr, write_len, &amp;bytes_written);</text:p>
      <text:p text:style-name="Text_20_body">Curl_GetFTPResponse()（源代码lib/ftp.c：675）获取返回的<text:span text:style-name="T93">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Text_20_body">libtransmission是<text:span text:style-name="T177">BT客户端程序transmission所使用处理BT协议的库，libtransmission本身并没有被单独发布，而是作为transmission的一部分。我从transmission的源代码中将libtransmission以及相关的依赖提取出来。用在wdl中实现BT协议。</text:span></text:p>
      <text:h text:style-name="Heading_20_3" text:outline-level="3">2.3.1 BitTorrent协议</text:h>
      <text:p text:style-name="P119">关于BT协议的详细内容，因为内容比较多，单独放在一份文档BTP.pdf中。</text:p>
      <text:h text:style-name="Heading_20_3" text:outline-level="3">2.3.2 libtransmission接口</text:h>
      <text:p text:style-name="P120">libtransmission中包含了多个头文件，但是只有transmission.h中定义的函数是对外可用的(public)。这些函数接口主要可以分为几个模块<text:span text:style-name="T178">，Peers、Utilities、File IO、Session、Blocklists、Torrent Constructors、Torrents、Variant等。</text:span></text:p>
      <text:p text:style-name="P120">通过<text:span text:style-name="T179">tr_sessionInit()创建一个libtransmission的会话session。session会创建一个独立于主线程的线程，在该线程中完成所有BT协议的传输。程序运行期间只需要创建一个session。调用tr_sessionClose()关闭session。</text:span></text:p>
      <text:p text:style-name="P121">Torrent Constructors相关的结构是tr_ctor。表示的是创建一个种子任务前所需要的工作，比如解析种子元数据文件，或者是magnet链接。可以调用tr_torrentNew()来创建一个种子任务。</text:p>
      <text:p text:style-name="P121">给tr_torrentNew()传递一个有效的tr_ctor结构返回一个tr_torrent对象，负责所有与一个具体BT任务相关的内容，下载开始暂停、设置下载目录、下载速度限制等。其中一些属性值得注意<text:span text:style-name="T180">，比如tr_info、tr_stat、tr_file等。使用tr_torrentStart()和tr_torrentStop()分别开始和暂停下载。</text:span></text:p>
      <text:p text:style-name="P122">tr_info表示是tr_torrent结构本身的信息，主要是从种子元数据文件中获取的，种子名、文件等。</text:p>
      <text:p text:style-name="P122">tr_stat表示一个种子任务在执行过程中的状态信息，比如已经下载上传的数据、下载上传的速度<text:span text:style-name="T181">，当前的状态（下载、暂停、做种？等）。</text:span></text:p>
      <text:p text:style-name="P123">tr_file表示种子任务中一个特定文件的信息，文件名、长度、优先级等。每个文件都有一个文件id唯一标识<text:span text:style-name="T182">。</text:span></text:p>
      <text:p text:style-name="P201">tr_torrentSetFileDLs用来设置哪些文件需要下载，哪些文件不要下载。</text:p>
      <text:p text:style-name="P124"/>
      <text:h text:style-name="P211" text:outline-level="1"><text:bookmark-start text:name="__RefHeading__239_1157848091"/><text:soft-page-break/><text:span text:style-name="T12">3. </text:span>wdl的实现<text:bookmark-end text:name="__RefHeading__239_1157848091"/></text:h>
      <text:p text:style-name="P71">wdl的整体结构采用GObject提供的面向对象机制，读者只要将其理解为C++中的类机制就行。同<text:span text:style-name="T94">C++的代码组织方式一样，也是在头文件（.h）里定义类，在源文件（.c）里实现类。比如文件wlhttper.h和wlhttper.c分别是类WlHttper的定义于实现。</text:span></text:p>
      <text:p text:style-name="P71">wdl的命名规范沿用了<text:span text:style-name="T94">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75">类名</text:p>
          </table:table-cell>
          <table:table-cell table:style-name="WDL类.A1" office:value-type="string">
            <text:p text:style-name="P175">父类</text:p>
          </table:table-cell>
          <table:table-cell table:style-name="WDL类.C1" office:value-type="string">
            <text:p text:style-name="P175">功能</text:p>
          </table:table-cell>
        </table:table-row>
        <table:table-row>
          <table:table-cell table:style-name="WDL类.A2" office:value-type="string">
            <text:p text:style-name="P178">WlHttper</text:p>
          </table:table-cell>
          <table:table-cell table:style-name="WDL类.A2" office:value-type="string">
            <text:p text:style-name="P180">GtkEventBox</text:p>
          </table:table-cell>
          <table:table-cell table:style-name="WDL类.C7" office:value-type="string">
            <text:p text:style-name="P179">管理一个HTTP或者FTP下载任务，包括任务的界面<text:span text:style-name="T95">，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81">WlBter</text:p>
          </table:table-cell>
          <table:table-cell table:style-name="WDL类.A2" office:value-type="string">
            <text:p text:style-name="P181">GtkEventBox</text:p>
          </table:table-cell>
          <table:table-cell table:style-name="WDL类.C7" office:value-type="string">
            <text:p text:style-name="P179">与<text:span text:style-name="T96">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182">WlHttperMenu</text:p>
          </table:table-cell>
          <table:table-cell table:style-name="WDL类.A2" office:value-type="string">
            <text:p text:style-name="P182">GtkMenu</text:p>
          </table:table-cell>
          <table:table-cell table:style-name="WDL类.C7" office:value-type="string">
            <text:p text:style-name="P179">管理一个<text:span text:style-name="T97">WlHttper的右键菜单，默认一些简单的功能，也可以额外添加。该类被嵌入WlHttper中。</text:span></text:p>
          </table:table-cell>
        </table:table-row>
        <table:table-row>
          <table:table-cell table:style-name="WDL类.A2" office:value-type="string">
            <text:p text:style-name="P183">WlHttperProperties</text:p>
          </table:table-cell>
          <table:table-cell table:style-name="WDL类.A2" office:value-type="string">
            <text:p text:style-name="P183">GtkDialog</text:p>
          </table:table-cell>
          <table:table-cell table:style-name="WDL类.C7" office:value-type="string">
            <text:p text:style-name="P184">这是一个对话框，用来显示一个HTTP或者FTP下载任务的信息。URL地址和保存路径。</text:p>
          </table:table-cell>
        </table:table-row>
        <table:table-row>
          <table:table-cell table:style-name="WDL类.A2" office:value-type="string">
            <text:p text:style-name="P185">WlUrlDialog</text:p>
          </table:table-cell>
          <table:table-cell table:style-name="WDL类.A2" office:value-type="string">
            <text:p text:style-name="P185">GtkDialog</text:p>
          </table:table-cell>
          <table:table-cell table:style-name="WDL类.C7" office:value-type="string">
            <text:p text:style-name="P179">这是一个对话框<text:span text:style-name="T98">，用来供用户输出URL地址。由WlDownloadWindow调用，开始一个HTTP或者FTP下载。</text:span></text:p>
          </table:table-cell>
        </table:table-row>
        <table:table-row>
          <table:table-cell table:style-name="WDL类.A2" office:value-type="string">
            <text:p text:style-name="P186">WlDownloader</text:p>
          </table:table-cell>
          <table:table-cell table:style-name="WDL类.A2" office:value-type="string">
            <text:p text:style-name="P186">GtkScrolledWindow</text:p>
          </table:table-cell>
          <table:table-cell table:style-name="WDL类.C7" office:value-type="string">
            <text:p text:style-name="P187">下载任务的总管理，管理WlHttper和WlBter，对外提供一致的访问方式。</text:p>
          </table:table-cell>
        </table:table-row>
        <table:table-row>
          <table:table-cell table:style-name="WDL类.A2" office:value-type="string">
            <text:p text:style-name="P188">WlDownloadWindow</text:p>
          </table:table-cell>
          <table:table-cell table:style-name="WDL类.A2" office:value-type="string">
            <text:p text:style-name="P188">GtkWindow</text:p>
          </table:table-cell>
          <table:table-cell table:style-name="WDL类.C8" office:value-type="string">
            <text:p text:style-name="P187">wdl的主窗口类，负责窗口菜单，以及WlDownloader。</text:p>
          </table:table-cell>
        </table:table-row>
        <table:table-row>
          <table:table-cell table:style-name="WDL类.A2" office:value-type="string">
            <text:p text:style-name="P189">WlBterProperties</text:p>
          </table:table-cell>
          <table:table-cell table:style-name="WDL类.A2" office:value-type="string">
            <text:p text:style-name="P189">GtkDialog</text:p>
          </table:table-cell>
          <table:table-cell table:style-name="WDL类.C9" office:value-type="string">
            <text:p text:style-name="P190">与WlHttperProperties类似，但是它显示的是一个BT任务的信息。</text:p>
          </table:table-cell>
        </table:table-row>
        <table:table-row>
          <table:table-cell table:style-name="WDL类.A2" office:value-type="string">
            <text:p text:style-name="P191">WlBterMenu</text:p>
          </table:table-cell>
          <table:table-cell table:style-name="WDL类.A2" office:value-type="string">
            <text:p text:style-name="P191">GtkMenu</text:p>
          </table:table-cell>
          <table:table-cell table:style-name="WDL类.C10" office:value-type="string">
            <text:p text:style-name="P190">与<text:span text:style-name="T169">WlHttperMenu类似，但是它显示的是一个BT下载任务的右键菜单。</text:span></text:p>
          </table:table-cell>
        </table:table-row>
        <table:table-row>
          <table:table-cell table:style-name="WDL类.A2" office:value-type="string">
            <text:p text:style-name="P192">WlBtFileChooser</text:p>
          </table:table-cell>
          <table:table-cell table:style-name="WDL类.A2" office:value-type="string">
            <text:p text:style-name="P192">GtkDialog</text:p>
          </table:table-cell>
          <table:table-cell table:style-name="WDL类.C11" office:value-type="string">
            <text:p text:style-name="P193">当用户选中一个BT元数据文件的时候，打开该对话框，由用户确定要下载的文件以及保存路径。</text:p>
          </table:table-cell>
        </table:table-row>
      </table:table>
      <text:p text:style-name="P72"/>
      <text:p text:style-name="P72">下面用层次图的方式让读者更清楚的了解各个类之间的关系和层次。</text:p>
      <text:p text:style-name="P73"><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100">1</text:span> 模块实现<text:bookmark-end text:name="__RefHeading__243_1157848091"/></text:h>
      <text:p text:style-name="P74">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1">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1"><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52">struct _WlHttper { </text:p>
      <text:p text:style-name="P152"><text:tab/>GtkEventBox parent; </text:p>
      <text:p text:style-name="P152"><text:tab/>GtkWidget *iconImage; </text:p>
      <text:p text:style-name="P152"><text:tab/>GtkWidget *titleLabel; </text:p>
      <text:p text:style-name="P152"><text:tab/>GtkWidget *progressBar; </text:p>
      <text:p text:style-name="P152"><text:tab/>GtkWidget *dlLabel; </text:p>
      <text:p text:style-name="P152"><text:tab/>GtkWidget *totalLabel; </text:p>
      <text:p text:style-name="P152"><text:soft-page-break/><text:tab/>GtkWidget *speedLabel; </text:p>
      <text:p text:style-name="P152"><text:tab/>GtkWidget *timeLabel; </text:p>
      <text:p text:style-name="P152"/>
      <text:p text:style-name="P152"><text:tab/>GtkIconSize iconSize; </text:p>
      <text:p text:style-name="P152"><text:tab/>gchar *url; </text:p>
      <text:p text:style-name="P152"><text:tab/>/* 保存路径和文件流 */ </text:p>
      <text:p text:style-name="P152"><text:tab/>gchar *savePath; </text:p>
      <text:p text:style-name="P152"><text:tab/>GFileOutputStream *fOutput; </text:p>
      <text:p text:style-name="P152"><text:tab/>GThread *thread; </text:p>
      <text:p text:style-name="P152"><text:tab/>CURL *easyCURL; </text:p>
      <text:p text:style-name="P152"><text:tab/>/* 下载速度 */ </text:p>
      <text:p text:style-name="P152"><text:tab/>gdouble speed; </text:p>
      <text:p text:style-name="P152"><text:tab/>/* 下载完成百分比 */ </text:p>
      <text:p text:style-name="P152"><text:tab/>gdouble percentDone; </text:p>
      <text:p text:style-name="P152"><text:tab/>/* </text:p>
      <text:p text:style-name="P152"><text:tab/> * 这两个字段用来计算下载速度 </text:p>
      <text:p text:style-name="P152"><text:tab/> * dlData表示在dlTime时间内下载的字节数 </text:p>
      <text:p text:style-name="P152"><text:tab/> */ </text:p>
      <text:p text:style-name="P152"><text:tab/>guint64 dlData; </text:p>
      <text:p text:style-name="P152"><text:tab/>guint64 dlTime; </text:p>
      <text:p text:style-name="P152"><text:tab/>/* */ </text:p>
      <text:p text:style-name="P152"><text:tab/>guint timeout; </text:p>
      <text:p text:style-name="P152"><text:tab/>/* 已下载的数据和总数据 */ </text:p>
      <text:p text:style-name="P152"><text:tab/>guint64 dlNow; </text:p>
      <text:p text:style-name="P152"><text:tab/>guint64 dlTotal; </text:p>
      <text:p text:style-name="P152"><text:tab/>/* 当前的状态 */ </text:p>
      <text:p text:style-name="P152"><text:tab/>gint status; </text:p>
      <text:p text:style-name="P152"><text:tab/>/* 完成后返回结果 */ </text:p>
      <text:p text:style-name="P152"><text:tab/>GAsyncQueue *rqueue; </text:p>
      <text:p text:style-name="P152"><text:tab/>/* 发送取消命令 */ </text:p>
      <text:p text:style-name="P152"><text:tab/>GAsyncQueue *cqueue; </text:p>
      <text:p text:style-name="P152"><text:tab/>/* 创建时间，不可设置，初始化自动填写 */ </text:p>
      <text:p text:style-name="P152"><text:tab/>GDateTime *cdt; </text:p>
      <text:p text:style-name="P152"><text:soft-page-break/><text:tab/>/* 右键菜单 */ </text:p>
      <text:p text:style-name="P152"><text:tab/>GtkWidget *popMenu; </text:p>
      <text:p text:style-name="P152"><text:tab/>/* 用户自定义数据 */ </text:p>
      <text:p text:style-name="P152"><text:tab/>gpointer userData; </text:p>
      <text:p text:style-name="P152"><text:tab/>/* 完成下载后的回调函数,第一个参数是下载结果 */ </text:p>
      <text:p text:style-name="P152"><text:tab/>WlHttperCallback finishCallback; </text:p>
      <text:p text:style-name="P152"><text:tab/>gpointer cbData; </text:p>
      <text:p text:style-name="P152"><text:tab/>/* 状态改变的回调函数 */ </text:p>
      <text:p text:style-name="P152"><text:tab/>WlHttperStatusCallback statusCallback; </text:p>
      <text:p text:style-name="P152"><text:tab/>gpointer sData; </text:p>
      <text:p text:style-name="P152">};</text:p>
      <text:p text:style-name="P82">其中status表示WlHttper当前的下载状态，是一个如下的枚举类型，每个状态分别对应一种界面的显示<text:span text:style-name="T129">。</text:span></text:p>
      <text:p text:style-name="P194">enum _WlHttperStatus { </text:p>
      <text:p text:style-name="P194"><text:tab/>WL_HTTPER_STATUS_START = 11111, <text:tab/>/* 下载任务已经开始 */</text:p>
      <text:p text:style-name="P194"><text:tab/>WL_HTTPER_STATUS_PAUSE = 22222, <text:tab/>/* 暂停 */</text:p>
      <text:p text:style-name="P194"><text:tab/>WL_HTTPER_STATUS_COMPLETE = 33333, <text:tab/>/* 下载已经完成 */</text:p>
      <text:p text:style-name="P194"><text:tab/>WL_HTTPER_STATUS_NOT_START = 44444, <text:tab/>/* 下载还未开始 */</text:p>
      <text:p text:style-name="P194"><text:tab/>WL_HTTPER_STATUS_ABORT = 55555, <text:tab/>/* 下载被中止了 */</text:p>
      <text:p text:style-name="P194">};</text:p>
      <text:p text:style-name="P85">url就是下载的文件的URL，savePath表示该下载任务的保存路径。</text:p>
      <text:p text:style-name="P84">rqueue和cqueue都是用于多线程数据通信的。cqueue由主线程向下载线程发送取消消息。rqueue由下载线程向主线程发送下载结果。</text:p>
      <text:p text:style-name="P84">speed<text:span text:style-name="T130">、percentDone、dlNow、dlTotal分别表示下载速度、下载完成百分比、当前下载的数据量、文件总大小。这些数据都由下载线程设置，然后由主线程读取然后在界面上显示。</text:span></text:p>
      <text:p text:style-name="P83">当新创建一个<text:span text:style-name="T128">WlHttper实例时，只是将所有字段，包括界面都初始化，status被初始化为WL_HTTPER_STATUS_NOT_START。</text:span></text:p>
      <text:p text:style-name="P86">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6">然后打开保存文件的路径<text:span text:style-name="T131">，如果无效则退出。</text:span></text:p>
      <text:p text:style-name="P86">然后创建一个<text:span text:style-name="T131">CURL对象，并设置必要的参数。如下</text:span></text:p>
      <text:p text:style-name="P156">CURL *easyCURL = curl_easy_init(); </text:p>
      <text:p text:style-name="P156"><text:tab/>/* 设置URL */ </text:p>
      <text:p text:style-name="P156">curl_easy_setopt(easyCURL, CURLOPT_URL, httper-&gt;url); </text:p>
      <text:p text:style-name="P156"><text:soft-page-break/><text:tab/>/* 关闭详细信息 */ </text:p>
      <text:p text:style-name="P156">curl_easy_setopt(easyCURL, CURLOPT_VERBOSE, 0L); </text:p>
      <text:p text:style-name="P156"><text:tab/>/* 自动重定向 */ </text:p>
      <text:p text:style-name="P156">curl_easy_setopt(easyCURL, CURLOPT_FOLLOWLOCATION, 1L); </text:p>
      <text:p text:style-name="P156"><text:tab/>/* 设置接收到数据后的回调函数 */ </text:p>
      <text:p text:style-name="P156">curl_easy_setopt(easyCURL, CURLOPT_WRITEFUNCTION, </text:p>
      <text:p text:style-name="P156"><text:tab/><text:tab/><text:tab/><text:tab/><text:tab/> on_curl_write_callback); </text:p>
      <text:p text:style-name="P156"><text:tab/>/* 设置进度回调函数 */ </text:p>
      <text:p text:style-name="P156">curl_easy_setopt(easyCURL, CURLOPT_NOPROGRESS, 0L); </text:p>
      <text:p text:style-name="P156">curl_easy_setopt(easyCURL, CURLOPT_PROGRESSFUNCTION, </text:p>
      <text:p text:style-name="P156"><text:tab/><text:tab/><text:tab/><text:tab/><text:tab/> on_curl_progress_callback); </text:p>
      <text:p text:style-name="P156"><text:tab/>/* 启用SSL <text:s/>*/ </text:p>
      <text:p text:style-name="P156">curl_easy_setopt(easyCURL, CURLOPT_USE_SSL, CURLUSESSL_TRY); </text:p>
      <text:p text:style-name="P156"><text:tab/>/* 关闭证书认证 */ </text:p>
      <text:p text:style-name="P156">curl_easy_setopt(easyCURL, CURLOPT_SSL_VERIFYPEER, 0L); </text:p>
      <text:p text:style-name="P156"><text:tab/>/* 设置用户代理,冒充FIREFOX */ </text:p>
      <text:p text:style-name="P156">curl_easy_setopt(easyCURL, CURLOPT_USERAGENT, </text:p>
      <text:p text:style-name="P156"><text:tab/><text:tab/><text:tab/><text:tab/>"Mozilla/5.0 (X11; Ubuntu; Linux i686; rv:24.0)" </text:p>
      <text:p text:style-name="P156"><text:tab/><text:tab/><text:tab/><text:tab/>" Gecko/20100101 Firefox/24.0"); </text:p>
      <text:p text:style-name="P156"><text:tab/>/* 关闭信号，这可能会引发一个BUG */ </text:p>
      <text:p text:style-name="P156">curl_easy_setopt(easyCURL, CURLOPT_NOSIGNAL, 1L)</text:p>
      <text:p text:style-name="P87">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0"><text:span text:style-name="T135">其次是on_</text:span><text:span text:style-name="T132">curl_write_callback()在下载任务有数据传输时被调用，用来指定数据的保存数据，同时根据数据的量和两次调用之间的时间间隔计算下载速度。</text:span></text:p>
      <text:p text:style-name="P87"><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88"><text:span text:style-name="T136">在然后初始化信息</text:span><text:span text:style-name="T137">，wl_httper_set_default_data()初始化所有下载相关的字段，比如下载速度speed。</text:span></text:p>
      <text:p text:style-name="P92">wl_httper_set_default_info()初始化界面，使界面显示开始下载。</text:p>
      <text:p text:style-name="P93">最后调用g_thread_new("http-download", wl_httper_download_thread, httper);创建下载线程。</text:p>
      <text:p text:style-name="P89"><text:span text:style-name="T132">接着调用wl_httper_add_timeout(httper)在主线程中创建一个定时器，周期性地更新GTK+界面，保证界面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6"><text:soft-page-break/><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6"><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1"><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57">guint64 now = time(NULL); </text:p>
      <text:p text:style-name="P157">if (httper-&gt;dlTime != 0) { </text:p>
      <text:p text:style-name="P157"><text:tab/>httper-&gt;dlData += len; </text:p>
      <text:p text:style-name="P157"><text:tab/>if (now - httper-&gt;dlTime &gt; 0) { <text:tab/>/* 两次调用的时间间隔至少大于<text:span text:style-name="T144">0 */</text:span></text:p>
      <text:p text:style-name="P157"><text:tab/><text:tab/>httper-&gt;speed = (gdouble) httper-&gt;dlData / (gdouble) (now - httper-&gt;dlTime); </text:p>
      <text:p text:style-name="P157"><text:tab/><text:tab/><text:tab/>httper-&gt;dlTime = now; </text:p>
      <text:p text:style-name="P157"><text:tab/><text:tab/><text:tab/>httper-&gt;dlData = 0; </text:p>
      <text:p text:style-name="P157"><text:tab/>} </text:p>
      <text:p text:style-name="P157">} else <text:tab/>/* 这是第一次调用该函数 <text:s/>*/</text:p>
      <text:p text:style-name="P157"><text:tab/>httper-&gt;dlTime = now;</text:p>
      <text:p text:style-name="P94"><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60">if (code == CURLE_OK) </text:p>
      <text:p text:style-name="P160"><text:tab/>g_async_queue_push(rqueue, (gpointer) WL_HTTPER_STATUS_COMPLETE); </text:p>
      <text:p text:style-name="P160">else </text:p>
      <text:p text:style-name="P160"><text:tab/>g_async_queue_push(rqueue, (gpointer) code);</text:p>
      <text:p text:style-name="P95"><text:span text:style-name="T115">要么成功，要么失败。</text:span><text:span text:style-name="T124">最后释放对cqueue和rqueue的引用。退出线程。</text:span></text:p>
      <text:p text:style-name="P97"><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58">wl_httper_set_dl_speed(httper, httper-&gt;speed); </text:p>
      <text:p text:style-name="P158">wl_httper_set_dl_size(httper, httper-&gt;dlNow); </text:p>
      <text:p text:style-name="P158">wl_httper_set_total_size(httper, httper-&gt;dlTotal);</text:p>
      <text:p text:style-name="Text_20_body">因为创建线程时传递的就是WlHttper的指针，所以其实WlHttper结构是下载线程和主线程的一块共享内存。既然是共享内存<text:span text:style-name="T145">，那么必须考虑竞争。rqueue和cqueue本身就是线程安全的，再通过增加引用计</text:span><text:soft-page-break/><text:span text:style-name="T145">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3"><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98">上图显示的只是单个任务的情况下主线程与下载线程之间的关系<text:span text:style-name="T151">。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8"/>
      <text:p text:style-name="P98"><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8">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99">wl_httper_contitnue()再次用不同的参数调用curl_easy_pause()继续下载。同时重新添加on_httper_download_timeout()定时器。</text:p>
      <text:p text:style-name="P98">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59">g_async_queue_push(httper-&gt;cqueue, (gpointer) 1); <text:tab/>/* 取消下载任务 */</text:p>
      <text:p text:style-name="P159">g_async_queue_unref(httper-&gt;cqueue); </text:p>
      <text:p text:style-name="P159">g_async_queue_unref(httper-&gt;rqueue); /* 直到下载线程退出rqueue和cqueue才会真正释放 */</text:p>
      <text:p text:style-name="P159">httper-&gt;cqueue = NULL; </text:p>
      <text:p text:style-name="P159">httper-&gt;rqueue = NULL;</text:p>
      <text:p text:style-name="P98">wl_httper_redownload()执行重新下载任务。该操作只是先后调用wl_httper_abort()和wl_httper_start()。</text:p>
      <text:p text:style-name="P100">最后下载任务完成后下载线程退出，wl_httper_download_timeout()定时器也被移除。</text:p>
      <text:p text:style-name="P101">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61">if (httper-&gt;finishCallback) </text:p>
      <text:p text:style-name="P161"><text:tab/>httper-&gt;finishCallback((gulong) popdata, httper-&gt;cbData);</text:p>
      <text:p text:style-name="P118">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Heading_20_3" text:outline-level="3">3.1.2 WlBter</text:h>
      <text:p text:style-name="P202">WlBter处理一个BT下载任务，包括下载控制以及图形界面的显示；基本结构与WlHttper类似，但是WlBter并不管理一个线程，BT下载统一由libtransmission管理。<text:span text:style-name="T183">WlBter只是调用了libtransmission提供的接口。更新界面的方式与WlHttper类似，都是通过周期性的回调函数来完成。</text:span></text:p>
      <text:p text:style-name="P203">WlBter的结构体如下，</text:p>
      <text:p text:style-name="P208">struct _WlBter {</text:p>
      <text:p text:style-name="P209"><text:s text:c="4"/>GtkEventBox parent;</text:p>
      <text:p text:style-name="P209"><text:s text:c="4"/>/* GUI */</text:p>
      <text:p text:style-name="P209"><text:s text:c="4"/>GtkWidget *icon;</text:p>
      <text:p text:style-name="P209"><text:s text:c="4"/>GtkWidget *titleLabel;</text:p>
      <text:p text:style-name="P209"><text:s text:c="4"/>GtkWidget *dlLabel;</text:p>
      <text:p text:style-name="P209"><text:s text:c="4"/>GtkWidget *totalLabel;</text:p>
      <text:p text:style-name="P209"><text:s text:c="4"/>GtkWidget *speedLabel;</text:p>
      <text:p text:style-name="P209"><text:s text:c="4"/>GtkWidget *timeLabel;</text:p>
      <text:p text:style-name="P209"><text:s text:c="4"/>GtkWidget *progressBar;</text:p>
      <text:p text:style-name="P209"><text:s text:c="4"/>/* Menu */</text:p>
      <text:p text:style-name="P209"><text:s text:c="4"/>GtkWidget *popMenu;</text:p>
      <text:p text:style-name="P209"></text:p>
      <text:p text:style-name="P209"><text:s text:c="4"/>guint64 totalLast;</text:p>
      <text:p text:style-name="P209"></text:p>
      <text:p text:style-name="P209"><text:s text:c="4"/>/* libtransmission的会话，由外部传递进来 */</text:p>
      <text:p text:style-name="P209"><text:s text:c="4"/>tr_session *session;</text:p>
      <text:p text:style-name="P209"><text:s text:c="4"/>/* torrent的指针，可以是外部传递，也可以是自身创建 */</text:p>
      <text:p text:style-name="P209"><text:s text:c="4"/>tr_torrent *torrent;</text:p>
      <text:p text:style-name="P209"><text:s text:c="4"/>/* 当前的下载状态 */</text:p>
      <text:p text:style-name="P209"><text:soft-page-break/><text:s text:c="4"/>WlBterStatus status;</text:p>
      <text:p text:style-name="P209"><text:s text:c="4"/>/* 定时器 */</text:p>
      <text:p text:style-name="P209"><text:s text:c="4"/>guint timeout;</text:p>
      <text:p text:style-name="P209"></text:p>
      <text:p text:style-name="P209"><text:s text:c="4"/>/* 状态改变回调函数 */</text:p>
      <text:p text:style-name="P209"><text:s text:c="4"/>WlBterStatusCallback statusCB;</text:p>
      <text:p text:style-name="P209"><text:s text:c="4"/>gpointer statusCBData;</text:p>
      <text:p text:style-name="P209"><text:s text:c="4"/>/* */</text:p>
      <text:p text:style-name="P209"><text:s text:c="4"/>gpointer userData;</text:p>
      <text:p text:style-name="P209">};</text:p>
      <text:p text:style-name="P203">出去界面元素<text:span text:style-name="T184">，主要的是tr_session对象session，该对象是外部传递的指针，真正由WlDownloader管理。所有的WlBter都共用一个tr_session对象。同样的tr_torrent也是由外部传递的，由WlBtFileChooser真正创建然后传递给WlDownloader，WlDownloader再根据这个torrent和自身的session创建一个WlBter任务，并管理该任务。</text:span></text:p>
      <text:p text:style-name="P204">定时器timeout使用方式和WlHttper中一样。</text:p>
      <text:p text:style-name="P205">因为下载完全由libtransmission控制，因此，WlBter只是在libtransmission的基础上封装，同时加上了图形界面。下面是周期性更新界面的函数代码；</text:p>
      <text:p text:style-name="P210">static gboolean wl_bter_timeout(gpointer data)</text:p>
      <text:p text:style-name="P210">{</text:p>
      <text:p text:style-name="P210"><text:s text:c="4"/>WlBter *bter = WL_BTER(data);</text:p>
      <text:p text:style-name="P210"><text:s text:c="4"/>tr_torrent *torrent = bter-&gt;torrent;</text:p>
      <text:p text:style-name="P210"><text:s text:c="4"/>const tr_stat *stat = tr_torrentStatCached(torrent);</text:p>
      <text:p text:style-name="P210"></text:p>
      <text:p text:style-name="P210"><text:s text:c="4"/>if(stat-&gt;error!=0) {</text:p>
      <text:p text:style-name="P210"><text:s text:c="8"/>g_message("bt error");</text:p>
      <text:p text:style-name="P210"><text:s text:c="8"/>wl_bter_set_status (bter,WL_BTER_STATUS_ABORT);</text:p>
      <text:p text:style-name="P210"><text:s text:c="8"/>return FALSE;</text:p>
      <text:p text:style-name="P210"><text:s text:c="4"/>}</text:p>
      <text:p text:style-name="P210"></text:p>
      <text:p text:style-name="P210"><text:s text:c="4"/>/* 下载百分比 */</text:p>
      <text:p text:style-name="P210"><text:s text:c="4"/>gtk_progress_bar_set_fraction(GTK_PROGRESS_BAR(bter-&gt;progressBar),</text:p>
      <text:p text:style-name="P210"><text:s text:c="34"/>stat-&gt;percentDone);</text:p>
      <text:p text:style-name="P210"><text:s text:c="4"/>/* 下载速度 */</text:p>
      <text:p text:style-name="P210"><text:soft-page-break/><text:s text:c="4"/>wl_bter_set_dl_speed(bter, stat-&gt;pieceDownloadSpeed_KBps);</text:p>
      <text:p text:style-name="P210"><text:s text:c="4"/>/* 已下载数据和总数据 */</text:p>
      <text:p text:style-name="P210"><text:s text:c="4"/>wl_bter_set_total_size(bter, stat-&gt;sizeWhenDone);</text:p>
      <text:p text:style-name="P210"><text:s text:c="4"/>wl_bter_set_dl_size(bter, stat-&gt;haveValid+stat-&gt;haveUnchecked);</text:p>
      <text:p text:style-name="P210"><text:s text:c="4"/>/* 剩余时间 */</text:p>
      <text:p text:style-name="P210"><text:s text:c="4"/>wl_bter_set_rtime(bter, stat-&gt;pieceDownloadSpeed_KBps,</text:p>
      <text:p text:style-name="P210"><text:s text:c="22"/>stat-&gt;leftUntilDone);</text:p>
      <text:p text:style-name="P210"><text:s text:c="4"/>if (stat-&gt;percentDone == 1.0) {</text:p>
      <text:p text:style-name="P210"><text:s text:c="8"/>g_message("complete");</text:p>
      <text:p text:style-name="P210"><text:s text:c="8"/>wl_bter_set_status(bter, WL_BTER_STATUS_COMPLETE);</text:p>
      <text:p text:style-name="P210"><text:s text:c="8"/>return FALSE;</text:p>
      <text:p text:style-name="P210"><text:s text:c="4"/>}</text:p>
      <text:p text:style-name="P210"><text:s text:c="4"/>return TRUE;</text:p>
      <text:p text:style-name="P210">}</text:p>
      <text:p text:style-name="P205">主要就是通过<text:span text:style-name="T185">tr_torrentStatCached()函数获取当前种子的状态信息，下载速度、下载进度之类的；进行适当的处理后在界面上显示。如果任务已经完成了，那么就通过返回FALSE结束周期性地调用。</text:span></text:p>
      <text:p text:style-name="P205">下图表示了<text:span text:style-name="T186">WlBter与tr_session线程的关系。</text:span></text:p>
      <text:p text:style-name="P205"/>
      <text:p text:style-name="P205"><draw:frame draw:style-name="fr5" draw:name="Object9" text:anchor-type="paragraph" svg:width="8.5in" svg:height="3.1134in" draw:z-index="8"><draw:object xlink:href="./Object 9" xlink:type="simple" xlink:show="embed" xlink:actuate="onLoad"/><draw:image xlink:href="./ObjectReplacements/Object 9" xlink:type="simple" xlink:show="embed" xlink:actuate="onLoad"/></draw:frame>再结合前面的<text:span text:style-name="T186">WlHttper，一个完整的程序线程结构大概是这样的。</text:span></text:p>
      <text:p text:style-name="P205"/>
      <text:p text:style-name="P205"><draw:frame draw:style-name="fr5" draw:name="Object10" text:anchor-type="paragraph" svg:width="8.5in" svg:height="3.1134in" draw:z-index="9"><draw:object xlink:href="./Object 10" xlink:type="simple" xlink:show="embed" xlink:actuate="onLoad"/><draw:image xlink:href="./ObjectReplacements/Object 10" xlink:type="simple" xlink:show="embed" xlink:actuate="onLoad"/></draw:frame><text:soft-page-break/></text:p>
      <text:h text:style-name="P212" text:outline-level="3"><text:bookmark-start text:name="__RefHeading__6171_1311238787"/>3.<text:span text:style-name="T101">1</text:span>.<text:span text:style-name="T176">3</text:span> WlHttperMenu和<text:span text:style-name="T170">WlBterMenu</text:span><text:bookmark-end text:name="__RefHeading__6171_1311238787"/></text:h>
      <text:p text:style-name="P115">WlHttperMenu和<text:span text:style-name="T170">WlBterMenu都</text:span>继承自GtkMenu。是WlHttper的右键菜单，主要是GTK+的编程。</text:p>
      <text:h text:style-name="P212" text:outline-level="3"><text:bookmark-start text:name="__RefHeading__6173_1311238787"/>3.1.<text:span text:style-name="T176">4</text:span> WlDownloader<text:bookmark-end text:name="__RefHeading__6173_1311238787"/></text:h>
      <text:p text:style-name="P109">WlDownloader继承自GtkScrolledWindow。内部使用GtkBox管理多个任务。包括WlHttper和WlBter。并对外提供统一的管理方式<text:span text:style-name="T147">。它维护一个当前选中的任务，选中的任务会高亮显示。</text:span></text:p>
      <text:p text:style-name="P207">WlDownloader维护一个tr_session对象，管理所有BT任务。</text:p>
      <text:p text:style-name="P109">很多函数都是对当前选中任务的操作<text:span text:style-name="T165">，比如</text:span></text:p>
      <text:p text:style-name="P166">/* </text:p>
      <text:p text:style-name="P166"><text:s/>* @description 开始选中的下载任务 </text:p>
      <text:p text:style-name="P166"><text:s/>*/ </text:p>
      <text:p text:style-name="P166">void wl_downloader_start_selected(WlDownloader * dl); </text:p>
      <text:p text:style-name="P166">/* </text:p>
      <text:p text:style-name="P166"><text:s/>* @description 暂停选中的下载任务 </text:p>
      <text:p text:style-name="P166"><text:s/>*/ </text:p>
      <text:p text:style-name="P166">void wl_downloader_pause_selected(WlDownloader * dl); </text:p>
      <text:p text:style-name="P166">/* </text:p>
      <text:p text:style-name="P166"><text:s/>* @description 继续选中的下载任务 </text:p>
      <text:p text:style-name="P166"><text:s/>*/ </text:p>
      <text:p text:style-name="P166">void wl_downloader_continue_selected(WlDownloader * dl); </text:p>
      <text:p text:style-name="P166"><text:soft-page-break/>/* </text:p>
      <text:p text:style-name="P166"><text:s/>* @description 获取选中任务的状态 </text:p>
      <text:p text:style-name="P166"><text:s/>* @return 如果没有选中，返回0 </text:p>
      <text:p text:style-name="P166"><text:s/>*/ </text:p>
      <text:p text:style-name="P166">WlHttperStatus wl_downloader_get_selected_status(WlDownloader * dl);</text:p>
      <text:p text:style-name="P102">wl_downloader_set_selected_callback()提供了当选中任务改变时的回调函数，实现与WlHttper的回调函数类似。</text:p>
      <text:p text:style-name="P162">if (dl-&gt;httperSelected) </text:p>
      <text:p text:style-name="P162"><text:tab/>dl-&gt;httperSelected(dl, dl-&gt;httperSelectedData);</text:p>
      <text:p text:style-name="P102">WlDownloader管理多个下载任务，主要是GTK+编程。</text:p>
      <text:h text:style-name="Heading_20_3" text:outline-level="3"><text:bookmark-start text:name="__RefHeading__1864_1311238787"/>3.1.<text:span text:style-name="T176">5</text:span> WlHttperProperties<text:bookmark-end text:name="__RefHeading__1864_1311238787"/></text:h>
      <text:p text:style-name="Text_20_body">用来显示一个<text:span text:style-name="T171">HTTP下载任务的信息对话框，目前仅仅显示下载URL和保存文件的路径。主要是GTK+编程。</text:span></text:p>
      <text:h text:style-name="Heading_20_3" text:outline-level="3"><text:bookmark-start text:name="__RefHeading__2562_499710440"/>3.1.<text:span text:style-name="T176">6</text:span> WlBterProperties<text:bookmark-end text:name="__RefHeading__2562_499710440"/></text:h>
      <text:p text:style-name="P116">用来显示一个BT下载任务的一些信息，其中一些信息是固定的，比如种子名，而一些信息是动态的，比如下载和上传速度。用定时器周期性更新动态数据<text:span text:style-name="T172">，这个周期是1秒。</text:span></text:p>
      <text:p text:style-name="P116">在显示对话框时会注册定时器<text:span text:style-name="T172">，如下：</text:span></text:p>
      <text:p text:style-name="P167">static void startTimeout(WlBterProperties *dialog) </text:p>
      <text:p text:style-name="P167">{ </text:p>
      <text:p text:style-name="P167"><text:s text:c="4"/>dialog-&gt;timeout=g_timeout_add (1000,onTimeout,dialog); </text:p>
      <text:p text:style-name="P167">}</text:p>
      <text:p text:style-name="P116">而在关闭对话框时会删除定时器<text:span text:style-name="T172">，如下：</text:span></text:p>
      <text:p text:style-name="P167">static void stopTimeout(WlBterProperties *dialog) </text:p>
      <text:p text:style-name="P167">{ </text:p>
      <text:p text:style-name="P167"><text:s text:c="4"/>g_source_remove (dialog-&gt;timeout); </text:p>
      <text:p text:style-name="P167"><text:s text:c="4"/>dialog-&gt;timeout=0; </text:p>
      <text:p text:style-name="P167">}</text:p>
      <text:p text:style-name="Text_20_body">定时器函数on<text:span text:style-name="T175">Timeout中更新一些动态数据，比如下载、上传数据量，速度等。</text:span></text:p>
      <text:h text:style-name="Heading_20_3" text:outline-level="3"><text:bookmark-start text:name="__RefHeading__1866_1311238787"/>3.1.<text:span text:style-name="T176">7</text:span> WlUrlDialog<text:bookmark-end text:name="__RefHeading__1866_1311238787"/></text:h>
      <text:p text:style-name="P106">提供一个让用户输入下载URL的对话框。主要是GTK+编程。但是每次按下确认按钮后<text:span text:style-name="T158">，会先使用libcurl来确认输入的URL是否有效，如果无效则提示，有效则新建一个下载任务。本节主要描述如何确认一个</text:span><text:soft-page-break/><text:span text:style-name="T158">URL是否有效。</text:span></text:p>
      <text:p text:style-name="P106">要确认一个<text:span text:style-name="T159">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6">因为<text:span text:style-name="T160">curl_easy_perform()是阻塞的，为了保证界面其他事件的及时响应，采用多线程的方式。</text:span></text:p>
      <text:p text:style-name="P106">简单地说就是创建一个线程对指定的<text:span text:style-name="T161">URL发起一个HTTP请求，但是获取HTTP响应码后就立刻结束，然后根据HTTP响应码判断URL是否有效。</text:span></text:p>
      <text:p text:style-name="P107">check_url_thread()就是线程的执行函数，</text:p>
      <text:p text:style-name="P164">CURL *curl = curl_easy_init(); </text:p>
      <text:p text:style-name="P164">curl_easy_setopt(curl, CURLOPT_URL, url); </text:p>
      <text:p text:style-name="P164">curl_easy_setopt(curl, CURLOPT_WRITEFUNCTION, curl_write_function); </text:p>
      <text:p text:style-name="P164"/>
      <text:p text:style-name="P164">CURLcode ret = curl_easy_perform(curl); </text:p>
      <text:p text:style-name="P164">glong code; </text:p>
      <text:p text:style-name="P164">curl_easy_getinfo(curl, CURLINFO_RESPONSE_CODE, &amp;code); </text:p>
      <text:p text:style-name="P164">curl_easy_cleanup(curl);</text:p>
      <text:p text:style-name="P107">回调函数curl_write_function只是单纯地返回0表示中止数据传输，然后curl_easy_perform()，libcurl保证调用curl_write_function<text:span text:style-name="T164">()</text:span>时一定已经接受了HTTP响应<text:span text:style-name="T164">，curl_write_function()只会被调用一次</text:span>。然后使用<text:span text:style-name="T162">curl_easy_getinfo()获取HTTP的响应码。</text:span></text:p>
      <text:h text:style-name="Heading_20_3" text:outline-level="3"><text:bookmark-start text:name="__RefHeading__1868_1311238787"/>3.1.<text:span text:style-name="T176">8</text:span> WlDownloadWindow<text:bookmark-end text:name="__RefHeading__1868_1311238787"/></text:h>
      <text:p text:style-name="Text_20_body">wdl的主窗口<text:span text:style-name="T150">，主要是GTK+的编程。</text:span></text:p>
      <text:p text:style-name="Text_20_body">需要根据<text:span text:style-name="T150">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63">static inline void </text:p>
      <text:p text:style-name="P163">wl_dl_window_enable_button_by_httper_status(WlDownloadWindow * window, WlHttperStatus status) </text:p>
      <text:p text:style-name="P163">{ </text:p>
      <text:p text:style-name="P163"/>
      <text:p text:style-name="P163"><text:tab/>switch (status) { </text:p>
      <text:p text:style-name="P163"><text:tab/>case WL_HTTPER_STATUS_NOT_START: </text:p>
      <text:p text:style-name="P163"><text:tab/>case WL_HTTPER_STATUS_ABORT: </text:p>
      <text:p text:style-name="P163"><text:tab/>case WL_HTTPER_STATUS_PAUSE: </text:p>
      <text:p text:style-name="P163"><text:soft-page-break/><text:tab/><text:tab/>wl_dl_window_set_start_enabled(window, TRUE); </text:p>
      <text:p text:style-name="P163"><text:tab/><text:tab/>wl_dl_window_set_pause_enabled(window, FALSE); </text:p>
      <text:p text:style-name="P163"><text:tab/><text:tab/>wl_dl_window_set_remove_enabled(window, TRUE); </text:p>
      <text:p text:style-name="P163"><text:tab/><text:tab/>break; </text:p>
      <text:p text:style-name="P163"><text:tab/>case WL_HTTPER_STATUS_START: </text:p>
      <text:p text:style-name="P163"><text:tab/><text:tab/>wl_dl_window_set_start_enabled(window, FALSE); </text:p>
      <text:p text:style-name="P163"><text:tab/><text:tab/>wl_dl_window_set_pause_enabled(window, TRUE); </text:p>
      <text:p text:style-name="P163"><text:tab/><text:tab/>wl_dl_window_set_remove_enabled(window, TRUE); </text:p>
      <text:p text:style-name="P163"><text:tab/><text:tab/>break; </text:p>
      <text:p text:style-name="P163"><text:tab/>case WL_HTTPER_STATUS_COMPLETE: </text:p>
      <text:p text:style-name="P163"><text:tab/><text:tab/>wl_dl_window_set_start_enabled(window, FALSE); </text:p>
      <text:p text:style-name="P163"><text:tab/><text:tab/>wl_dl_window_set_pause_enabled(window, FALSE); </text:p>
      <text:p text:style-name="P163"><text:tab/><text:tab/>wl_dl_window_set_remove_enabled(window, TRUE); </text:p>
      <text:p text:style-name="P163"><text:tab/><text:tab/>break; </text:p>
      <text:p text:style-name="P163"><text:tab/>default: </text:p>
      <text:p text:style-name="P163"><text:tab/><text:tab/>g_warning("unknown status!"); </text:p>
      <text:p text:style-name="P163"><text:tab/>} </text:p>
      <text:p text:style-name="P163">}</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7">GTK+的主循环中，等待着用户的“输入”。</text:span></text:p>
      <text:p text:style-name="Text_20_body">当用户点击了特定的按钮或者菜单，做出相应的响应。例如用户点击了新建下载按钮，就打开一个输入<text:span text:style-name="T158">URL的对话框，用户可以在对话框输入下载URL和下载文件的保存位置。如果用户输入了有效的URL则新建一个WlHttper开始下载。</text:span></text:p>
      <text:p text:style-name="P165">wl_downloader_append_httper(window-&gt;downloader, url, fullpath);</text:p>
      <text:p text:style-name="P108">该函数是WlDownloader的成员函数，创建一个URL为url，保存路径为fullpath的HTTP或者FTP下载任务。</text:p>
      <text:p text:style-name="P108">然后用户按下特定按钮来控制下载任务<text:span text:style-name="T163">。</text:span></text:p>
      <text:p text:style-name="P108">如果用户要选择<text:span text:style-name="T173">BT下载，就点击菜单中或者工具栏中相应的按钮。便会打开一个选择BT元数据文件的对话框。</text:span></text:p>
      <text:p text:style-name="P108">如果用户选择的文件不是一个有效的<text:span text:style-name="T173">BT元数据文件，程序就会给出错误提示，并关闭对话框。</text:span></text:p>
      <text:p text:style-name="P108"><text:soft-page-break/>如果用户选择的文件是一个有效的<text:span text:style-name="T173">BT元数据文件，那么程序会打开一个新的对话框WlBtFileChooser，这个对话框为用户提供选择下载文件的功能，以及文件保存位置等。用户可以在这里取消下载，取消后关闭对话框。</text:span></text:p>
      <text:p text:style-name="P108">如果用户确定下载后<text:span text:style-name="T173">，便会创建一个新的BT下载任务。</text:span></text:p>
      <text:p text:style-name="P168">WlBter *wl_downloader_append_bter(WlDownloader * dl, tr_torrent * torrent);</text:p>
      <text:p text:style-name="P117">torrent就是在WlBtFileChooser返回的有效tr_torrent对象。</text:p>
      <text:p text:style-name="P117">同样的<text:span text:style-name="T174">，可以通过工具栏或者菜单来控制下载，暂停继续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4-15T19:25:46.403355638</dc:date>
    <dc:creator>Wiky L</dc:creator>
    <meta:editing-duration>P1DT13H59M28S</meta:editing-duration>
    <meta:editing-cycles>541</meta:editing-cycles>
    <meta:generator>LibreOffice/4.2.3.2$Linux_X86_64 LibreOffice_project/5b49ae607df7cb5a837397b40c7dba9b437980e9</meta:generator>
    <meta:document-statistic meta:table-count="2" meta:image-count="0" meta:object-count="10" meta:page-count="38" meta:paragraph-count="818" meta:word-count="15209" meta:character-count="35479" meta:non-whitespace-character-count="326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9.779cm" svg:x="20.792cm" svg:y="3.159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21.066cm" svg:y="17.405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3.968cm" svg:y="6.707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398cm" svg:height="24.527cm" svg:x="9.89cm" svg:y="1.238cm">
          <text:p text:style-name="P1">GTK+主循环</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3.81cm" svg:x="12.737cm" svg:y="3.288cm">
          <text:p text:style-name="P1">WlBter</text:p>
          <draw:enhanced-geometry svg:viewBox="0 0 21600 21600" draw:type="rectangle" draw:enhanced-path="M 0 0 L 21600 0 21600 21600 0 21600 0 0 Z N"/>
        </draw:custom-shape>
        <draw:line draw:style-name="gr2" draw:text-style-name="P1" draw:layer="layout" svg:x1="16.347cm" svg:y1="5.066cm" svg:x2="21.3cm" svg:y2="5.193cm">
          <text:p/>
        </draw:line>
        <draw:line draw:style-name="gr2" draw:text-style-name="P1" draw:layer="layout" svg:x1="21.046cm" svg:y1="10.908cm" svg:x2="16.474cm" svg:y2="15.629cm">
          <text:p/>
        </draw:line>
        <draw:custom-shape draw:style-name="gr1" draw:text-style-name="P1" draw:layer="layout" svg:width="3.429cm" svg:height="3.81cm" svg:x="12.664cm" svg:y="14.105cm">
          <text:p text:style-name="P1">WlBter</text:p>
          <draw:enhanced-geometry svg:viewBox="0 0 21600 21600" draw:type="rectangle" draw:enhanced-path="M 0 0 L 21600 0 21600 21600 0 21600 0 0 Z N"/>
        </draw:custom-shape>
        <draw:custom-shape draw:style-name="gr1" draw:text-style-name="P1" draw:layer="layout" svg:width="3.429cm" svg:height="3.81cm" svg:x="12.666cm" svg:y="8.506cm">
          <text:p text:style-name="P1">WlHttper</text:p>
          <draw:enhanced-geometry svg:viewBox="0 0 21600 21600" draw:type="rectangle" draw:enhanced-path="M 0 0 L 21600 0 21600 21600 0 21600 0 0 Z N"/>
        </draw:custom-shape>
        <draw:custom-shape draw:style-name="gr1" draw:text-style-name="P1" draw:layer="layout" svg:width="3.429cm" svg:height="3.81cm" svg:x="12.668cm" svg:y="20.007cm">
          <text:p text:style-name="P1">WlHttper</text:p>
          <draw:enhanced-geometry svg:viewBox="0 0 21600 21600" draw:type="rectangle" draw:enhanced-path="M 0 0 L 21600 0 21600 21600 0 21600 0 0 Z N"/>
        </draw:custom-shape>
        <draw:line draw:style-name="gr2" draw:text-style-name="P1" draw:layer="layout" svg:x1="20.431cm" svg:y1="20.963cm" svg:x2="16.621cm" svg:y2="21.598cm">
          <text:p/>
        </draw:line>
        <draw:line draw:style-name="gr2" draw:text-style-name="P1" draw:layer="layout" svg:x1="8.446cm" svg:y1="10.348cm" svg:x2="12.002cm" svg:y2="10.475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6.223cm" svg:x="4.81cm" svg:y="5.191cm">
          <text:p text:style-name="P1">WlBter</text:p>
          <draw:enhanced-geometry svg:viewBox="0 0 21600 21600" draw:type="rectangle" draw:enhanced-path="M 0 0 L 21600 0 21600 21600 0 21600 0 0 Z N"/>
        </draw:custom-shape>
        <draw:custom-shape draw:style-name="gr1" draw:text-style-name="P1" draw:layer="layout" svg:width="7.239cm" svg:height="12.192cm" svg:x="12.684cm" svg:y="6.715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6.223cm" svg:x="4.812cm" svg:y="13.593cm">
          <text:p text:style-name="P1">WlBter</text:p>
          <draw:enhanced-geometry svg:viewBox="0 0 21600 21600" draw:type="rectangle" draw:enhanced-path="M 0 0 L 21600 0 21600 21600 0 21600 0 0 Z N"/>
        </draw:custom-shape>
        <draw:line draw:style-name="gr2" draw:text-style-name="P1" draw:layer="layout" svg:x1="8.62cm" svg:y1="8.366cm" svg:x2="13.573cm" svg:y2="8.493cm">
          <text:p/>
        </draw:line>
        <draw:line draw:style-name="gr2" draw:text-style-name="P1" draw:layer="layout" svg:x1="13.446cm" svg:y1="17.129cm" svg:x2="8.493cm" svg:y2="16.748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